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909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3" table:default-cell-style-name="ce9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>
            <text:p>20220927-213515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Spawn</text:p>
          </table:table-cell>
          <table:table-cell table:style-name="ce5" office:value-type="string" calcext:value-type="string">
            <text:p>GS 1</text:p>
          </table:table-cell>
          <table:table-cell table:style-name="ce5" office:value-type="string" calcext:value-type="string">
            <text:p>Thr 1</text:p>
          </table:table-cell>
          <table:table-cell table:style-name="ce5" office:value-type="string" calcext:value-type="string">
            <text:p>Thr 2</text:p>
          </table:table-cell>
          <table:table-cell table:style-name="ce5" office:value-type="string" calcext:value-type="string">
            <text:p>GS 2</text:p>
          </table:table-cell>
          <table:table-cell table:style-name="ce5" office:value-type="string" calcext:value-type="string">
            <text:p>Deat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ordremoth</text:p>
          </table:table-cell>
          <table:table-cell table:style-name="ce6" table:number-columns-repeated="7"/>
          <table:table-cell table:style-name="ce8" office:value-type="float" office:value="389.249" calcext:value-type="float">
            <text:p>389.2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1</text:p>
          </table:table-cell>
          <table:table-cell table:number-columns-repeated="2"/>
          <table:table-cell office:value-type="float" office:value="397.924" calcext:value-type="float">
            <text:p>397.924</text:p>
          </table:table-cell>
          <table:table-cell table:number-columns-repeated="4"/>
          <table:table-cell table:formula="of:=[.D3]+6.5565" office:value-type="float" office:value="404.4805" calcext:value-type="float">
            <text:p>404.48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m1-C</text:p>
          </table:table-cell>
          <table:table-cell office:value-type="float" office:value="24.0098831346631" calcext:value-type="float">
            <text:p>24.0098831346631</text:p>
          </table:table-cell>
          <table:table-cell office:value-type="float" office:value="-530.89186971839" calcext:value-type="float">
            <text:p>-530.89186971839</text:p>
          </table:table-cell>
          <table:table-cell office:value-type="float" office:value="401.927" calcext:value-type="float">
            <text:p>401.927</text:p>
          </table:table-cell>
          <table:table-cell office:value-type="float" office:value="406.251" calcext:value-type="float">
            <text:p>406.251</text:p>
          </table:table-cell>
          <table:table-cell office:value-type="float" office:value="413.131" calcext:value-type="float">
            <text:p>413.131</text:p>
          </table:table-cell>
          <table:table-cell office:value-type="float" office:value="420.334" calcext:value-type="float">
            <text:p>420.334</text:p>
          </table:table-cell>
          <table:table-cell office:value-type="float" office:value="423.525" calcext:value-type="float">
            <text:p>423.525</text:p>
          </table:table-cell>
          <table:table-cell office:value-type="float" office:value="425.601" calcext:value-type="float">
            <text:p>425.601</text:p>
          </table:table-cell>
          <table:table-cell table:formula="of:=[.D4]-[.D3]" office:value-type="float" office:value="4.00300000000004" calcext:value-type="float">
            <text:p>4.00300000000004</text:p>
          </table:table-cell>
          <table:table-cell table:formula="of:=[.E4]-[.D4]" office:value-type="float" office:value="4.32399999999996" calcext:value-type="float">
            <text:p>4.32399999999996</text:p>
          </table:table-cell>
          <table:table-cell table:formula="of:=[.F4]-[.E4]" office:value-type="float" office:value="6.88" calcext:value-type="float">
            <text:p>6.88</text:p>
          </table:table-cell>
          <table:table-cell table:formula="of:=[.G4]-[.F4]" office:value-type="float" office:value="7.20300000000003" calcext:value-type="float">
            <text:p>7.20300000000003</text:p>
          </table:table-cell>
          <table:table-cell table:formula="of:=[.H4]-[.G4]" office:value-type="float" office:value="3.19099999999997" calcext:value-type="float">
            <text:p>3.19099999999997</text:p>
          </table:table-cell>
          <table:table-cell table:formula="of:=[.I4]-[.H4]" office:value-type="float" office:value="2.07600000000002" calcext:value-type="float">
            <text:p>2.07600000000002</text:p>
          </table:table-cell>
        </table:table-row>
        <table:table-row table:style-name="ro1">
          <table:table-cell office:value-type="string" calcext:value-type="string">
            <text:p>Wurm1-M</text:p>
          </table:table-cell>
          <table:table-cell office:value-type="float" office:value="6.26946083449115" calcext:value-type="float">
            <text:p>6.26946083449115</text:p>
          </table:table-cell>
          <table:table-cell office:value-type="float" office:value="-520.953312285211" calcext:value-type="float">
            <text:p>-520.953312285211</text:p>
          </table:table-cell>
          <table:table-cell office:value-type="float" office:value="402.253" calcext:value-type="float">
            <text:p>402.253</text:p>
          </table:table-cell>
          <table:table-cell office:value-type="float" office:value="406.251" calcext:value-type="float">
            <text:p>406.251</text:p>
          </table:table-cell>
          <table:table-cell office:value-type="float" office:value="413.131" calcext:value-type="float">
            <text:p>413.131</text:p>
          </table:table-cell>
          <table:table-cell office:value-type="float" office:value="420.334" calcext:value-type="float">
            <text:p>420.334</text:p>
          </table:table-cell>
          <table:table-cell office:value-type="float" office:value="423.525" calcext:value-type="float">
            <text:p>423.525</text:p>
          </table:table-cell>
          <table:table-cell office:value-type="float" office:value="425.601" calcext:value-type="float">
            <text:p>425.601</text:p>
          </table:table-cell>
          <table:table-cell table:formula="of:=[.D5]-[.D4]" office:value-type="float" office:value="0.325999999999965" calcext:value-type="float">
            <text:p>0.325999999999965</text:p>
          </table:table-cell>
          <table:table-cell table:formula="of:=[.E5]-[.D5]" office:value-type="float" office:value="3.99799999999999" calcext:value-type="float">
            <text:p>3.99799999999999</text:p>
          </table:table-cell>
          <table:table-cell table:formula="of:=[.F5]-[.E5]" office:value-type="float" office:value="6.88" calcext:value-type="float">
            <text:p>6.88</text:p>
          </table:table-cell>
          <table:table-cell table:formula="of:=[.G5]-[.F5]" office:value-type="float" office:value="7.20300000000003" calcext:value-type="float">
            <text:p>7.20300000000003</text:p>
          </table:table-cell>
          <table:table-cell table:formula="of:=[.H5]-[.G5]" office:value-type="float" office:value="3.19099999999997" calcext:value-type="float">
            <text:p>3.19099999999997</text:p>
          </table:table-cell>
          <table:table-cell table:formula="of:=[.I5]-[.H5]" office:value-type="float" office:value="2.07600000000002" calcext:value-type="float">
            <text:p>2.07600000000002</text:p>
          </table:table-cell>
        </table:table-row>
        <table:table-row table:style-name="ro1">
          <table:table-cell table:style-name="ce4" office:value-type="string" calcext:value-type="string">
            <text:p>Wurm1-F</text:p>
          </table:table-cell>
          <table:table-cell table:style-name="ce7" office:value-type="float" office:value="24.4326151063878" calcext:value-type="float">
            <text:p>24.4326151063878</text:p>
          </table:table-cell>
          <table:table-cell table:style-name="ce7" office:value-type="float" office:value="-512.808857483217" calcext:value-type="float">
            <text:p>-512.808857483217</text:p>
          </table:table-cell>
          <table:table-cell table:style-name="ce7" office:value-type="float" office:value="402.373" calcext:value-type="float">
            <text:p>402.373</text:p>
          </table:table-cell>
          <table:table-cell table:style-name="ce7" office:value-type="float" office:value="406.363" calcext:value-type="float">
            <text:p>406.363</text:p>
          </table:table-cell>
          <table:table-cell table:style-name="ce7" office:value-type="float" office:value="413.247" calcext:value-type="float">
            <text:p>413.247</text:p>
          </table:table-cell>
          <table:table-cell table:style-name="ce7" office:value-type="float" office:value="420.453" calcext:value-type="float">
            <text:p>420.453</text:p>
          </table:table-cell>
          <table:table-cell table:style-name="ce7" office:value-type="float" office:value="423.64" calcext:value-type="float">
            <text:p>423.64</text:p>
          </table:table-cell>
          <table:table-cell table:style-name="ce10" office:value-type="float" office:value="425.716" calcext:value-type="float">
            <text:p>425.716</text:p>
          </table:table-cell>
          <table:table-cell table:formula="of:=[.D6]-[.D5]" office:value-type="float" office:value="0.120000000000005" calcext:value-type="float">
            <text:p>0.120000000000005</text:p>
          </table:table-cell>
          <table:table-cell table:formula="of:=[.E6]-[.D6]" office:value-type="float" office:value="3.99000000000001" calcext:value-type="float">
            <text:p>3.99000000000001</text:p>
          </table:table-cell>
          <table:table-cell table:formula="of:=[.F6]-[.E6]" office:value-type="float" office:value="6.88400000000001" calcext:value-type="float">
            <text:p>6.88400000000001</text:p>
          </table:table-cell>
          <table:table-cell table:formula="of:=[.G6]-[.F6]" office:value-type="float" office:value="7.20599999999996" calcext:value-type="float">
            <text:p>7.20599999999996</text:p>
          </table:table-cell>
          <table:table-cell table:formula="of:=[.H6]-[.G6]" office:value-type="float" office:value="3.18700000000001" calcext:value-type="float">
            <text:p>3.18700000000001</text:p>
          </table:table-cell>
          <table:table-cell table:formula="of:=[.I6]-[.H6]" office:value-type="float" office:value="2.07600000000002" calcext:value-type="float">
            <text:p>2.07600000000002</text:p>
          </table:table-cell>
        </table:table-row>
        <table:table-row table:style-name="ro1">
          <table:table-cell table:style-name="ce2" office:value-type="string" calcext:value-type="string">
            <text:p>Green2</text:p>
          </table:table-cell>
          <table:table-cell table:style-name="ce6" table:number-columns-repeated="2"/>
          <table:table-cell table:style-name="ce6" office:value-type="float" office:value="430.681" calcext:value-type="float">
            <text:p>430.681</text:p>
          </table:table-cell>
          <table:table-cell table:style-name="ce6" table:number-columns-repeated="4"/>
          <table:table-cell table:style-name="ce8" table:formula="of:=[.D7]+6.5565" office:value-type="float" office:value="437.2375" calcext:value-type="float">
            <text:p>437.2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m2-M</text:p>
          </table:table-cell>
          <table:table-cell office:value-type="float" office:value="-7.50209854686678" calcext:value-type="float">
            <text:p>-7.50209854686678</text:p>
          </table:table-cell>
          <table:table-cell office:value-type="float" office:value="-504.812179801423" calcext:value-type="float">
            <text:p>-504.812179801423</text:p>
          </table:table-cell>
          <table:table-cell office:value-type="float" office:value="435.245" calcext:value-type="float">
            <text:p>435.245</text:p>
          </table:table-cell>
          <table:table-cell office:value-type="float" office:value="439.252" calcext:value-type="float">
            <text:p>439.252</text:p>
          </table:table-cell>
          <table:table-cell office:value-type="float" office:value="446.127" calcext:value-type="float">
            <text:p>446.127</text:p>
          </table:table-cell>
          <table:table-cell office:value-type="float" office:value="453.332" calcext:value-type="float">
            <text:p>453.332</text:p>
          </table:table-cell>
          <table:table-cell office:value-type="float" office:value="456.535" calcext:value-type="float">
            <text:p>456.535</text:p>
          </table:table-cell>
          <table:table-cell office:value-type="float" office:value="458.617" calcext:value-type="float">
            <text:p>458.617</text:p>
          </table:table-cell>
          <table:table-cell table:formula="of:=[.D8]-[.D7]" office:value-type="float" office:value="4.56400000000002" calcext:value-type="float">
            <text:p>4.56400000000002</text:p>
          </table:table-cell>
          <table:table-cell table:formula="of:=[.E8]-[.D8]" office:value-type="float" office:value="4.00700000000001" calcext:value-type="float">
            <text:p>4.00700000000001</text:p>
          </table:table-cell>
          <table:table-cell table:formula="of:=[.F8]-[.E8]" office:value-type="float" office:value="6.875" calcext:value-type="float">
            <text:p>6.875</text:p>
          </table:table-cell>
          <table:table-cell table:formula="of:=[.G8]-[.F8]" office:value-type="float" office:value="7.20499999999998" calcext:value-type="float">
            <text:p>7.20499999999998</text:p>
          </table:table-cell>
          <table:table-cell table:formula="of:=[.H8]-[.G8]" office:value-type="float" office:value="3.20300000000003" calcext:value-type="float">
            <text:p>3.20300000000003</text:p>
          </table:table-cell>
          <table:table-cell table:formula="of:=[.I8]-[.H8]" office:value-type="float" office:value="2.08199999999999" calcext:value-type="float">
            <text:p>2.08199999999999</text:p>
          </table:table-cell>
        </table:table-row>
        <table:table-row table:style-name="ro1">
          <table:table-cell office:value-type="string" calcext:value-type="string">
            <text:p>Wurm2-C</text:p>
          </table:table-cell>
          <table:table-cell office:value-type="float" office:value="30.8418266654136" calcext:value-type="float">
            <text:p>30.8418266654136</text:p>
          </table:table-cell>
          <table:table-cell office:value-type="float" office:value="-539.372671138758" calcext:value-type="float">
            <text:p>-539.372671138758</text:p>
          </table:table-cell>
          <table:table-cell office:value-type="float" office:value="435.441" calcext:value-type="float">
            <text:p>435.441</text:p>
          </table:table-cell>
          <table:table-cell office:value-type="float" office:value="439.442" calcext:value-type="float">
            <text:p>439.442</text:p>
          </table:table-cell>
          <table:table-cell office:value-type="float" office:value="446.333" calcext:value-type="float">
            <text:p>446.333</text:p>
          </table:table-cell>
          <table:table-cell office:value-type="float" office:value="453.532" calcext:value-type="float">
            <text:p>453.532</text:p>
          </table:table-cell>
          <table:table-cell office:value-type="float" office:value="456.724" calcext:value-type="float">
            <text:p>456.724</text:p>
          </table:table-cell>
          <table:table-cell office:value-type="float" office:value="458.801" calcext:value-type="float">
            <text:p>458.801</text:p>
          </table:table-cell>
          <table:table-cell table:formula="of:=[.D9]-[.D8]" office:value-type="float" office:value="0.19599999999997" calcext:value-type="float">
            <text:p>0.19599999999997</text:p>
          </table:table-cell>
          <table:table-cell table:formula="of:=[.E9]-[.D9]" office:value-type="float" office:value="4.00100000000003" calcext:value-type="float">
            <text:p>4.00100000000003</text:p>
          </table:table-cell>
          <table:table-cell table:formula="of:=[.F9]-[.E9]" office:value-type="float" office:value="6.89100000000002" calcext:value-type="float">
            <text:p>6.89100000000002</text:p>
          </table:table-cell>
          <table:table-cell table:formula="of:=[.G9]-[.F9]" office:value-type="float" office:value="7.19899999999996" calcext:value-type="float">
            <text:p>7.19899999999996</text:p>
          </table:table-cell>
          <table:table-cell table:formula="of:=[.H9]-[.G9]" office:value-type="float" office:value="3.19200000000001" calcext:value-type="float">
            <text:p>3.19200000000001</text:p>
          </table:table-cell>
          <table:table-cell table:formula="of:=[.I9]-[.H9]" office:value-type="float" office:value="2.077" calcext:value-type="float">
            <text:p>2.077</text:p>
          </table:table-cell>
        </table:table-row>
        <table:table-row table:style-name="ro1">
          <table:table-cell table:style-name="ce4" office:value-type="string" calcext:value-type="string">
            <text:p>Wurm2-F</text:p>
          </table:table-cell>
          <table:table-cell table:style-name="ce7" office:value-type="float" office:value="34.4093410989558" calcext:value-type="float">
            <text:p>34.4093410989558</text:p>
          </table:table-cell>
          <table:table-cell table:style-name="ce7" office:value-type="float" office:value="-506.196580653846" calcext:value-type="float">
            <text:p>-506.196580653846</text:p>
          </table:table-cell>
          <table:table-cell table:style-name="ce7" office:value-type="float" office:value="435.53" calcext:value-type="float">
            <text:p>435.53</text:p>
          </table:table-cell>
          <table:table-cell table:style-name="ce7" office:value-type="float" office:value="439.521" calcext:value-type="float">
            <text:p>439.521</text:p>
          </table:table-cell>
          <table:table-cell table:style-name="ce7" office:value-type="float" office:value="446.415" calcext:value-type="float">
            <text:p>446.415</text:p>
          </table:table-cell>
          <table:table-cell table:style-name="ce7" office:value-type="float" office:value="453.604" calcext:value-type="float">
            <text:p>453.604</text:p>
          </table:table-cell>
          <table:table-cell table:style-name="ce7" office:value-type="float" office:value="456.814" calcext:value-type="float">
            <text:p>456.814</text:p>
          </table:table-cell>
          <table:table-cell table:style-name="ce10" office:value-type="float" office:value="458.9" calcext:value-type="float">
            <text:p>458.9</text:p>
          </table:table-cell>
          <table:table-cell table:formula="of:=[.D10]-[.D9]" office:value-type="float" office:value="0.0889999999999986" calcext:value-type="float">
            <text:p>0.0889999999999986</text:p>
          </table:table-cell>
          <table:table-cell table:formula="of:=[.E10]-[.D10]" office:value-type="float" office:value="3.99100000000004" calcext:value-type="float">
            <text:p>3.99100000000004</text:p>
          </table:table-cell>
          <table:table-cell table:formula="of:=[.F10]-[.E10]" office:value-type="float" office:value="6.89400000000001" calcext:value-type="float">
            <text:p>6.89400000000001</text:p>
          </table:table-cell>
          <table:table-cell table:formula="of:=[.G10]-[.F10]" office:value-type="float" office:value="7.18899999999996" calcext:value-type="float">
            <text:p>7.18899999999996</text:p>
          </table:table-cell>
          <table:table-cell table:formula="of:=[.H10]-[.G10]" office:value-type="float" office:value="3.21000000000004" calcext:value-type="float">
            <text:p>3.21000000000004</text:p>
          </table:table-cell>
          <table:table-cell table:formula="of:=[.I10]-[.H10]" office:value-type="float" office:value="2.08599999999996" calcext:value-type="float">
            <text:p>2.08599999999996</text:p>
          </table:table-cell>
        </table:table-row>
        <table:table-row table:style-name="ro1">
          <table:table-cell table:style-name="ce2" office:value-type="string" calcext:value-type="string">
            <text:p>Green3</text:p>
          </table:table-cell>
          <table:table-cell table:style-name="ce6" table:number-columns-repeated="2"/>
          <table:table-cell table:style-name="ce6" office:value-type="float" office:value="463.455" calcext:value-type="float">
            <text:p>463.455</text:p>
          </table:table-cell>
          <table:table-cell table:style-name="ce6" table:number-columns-repeated="4"/>
          <table:table-cell table:style-name="ce8" table:formula="of:=[.D11]+6.5565" office:value-type="float" office:value="470.0115" calcext:value-type="float">
            <text:p>470.0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m3-F</text:p>
          </table:table-cell>
          <table:table-cell office:value-type="float" office:value="17.3872812108681" calcext:value-type="float">
            <text:p>17.3872812108681</text:p>
          </table:table-cell>
          <table:table-cell office:value-type="float" office:value="-500.843330344602" calcext:value-type="float">
            <text:p>-500.843330344602</text:p>
          </table:table-cell>
          <table:table-cell office:value-type="float" office:value="467.53" calcext:value-type="float">
            <text:p>467.53</text:p>
          </table:table-cell>
          <table:table-cell office:value-type="float" office:value="471.528" calcext:value-type="float">
            <text:p>471.528</text:p>
          </table:table-cell>
          <table:table-cell table:number-columns-repeated="4"/>
          <table:table-cell table:formula="of:=[.D12]-[.D11]" office:value-type="float" office:value="4.07499999999999" calcext:value-type="float">
            <text:p>4.07499999999999</text:p>
          </table:table-cell>
          <table:table-cell table:formula="of:=[.E12]-[.D12]" office:value-type="float" office:value="3.99800000000005" calcext:value-type="float">
            <text:p>3.99800000000005</text:p>
          </table:table-cell>
          <table:table-cell table:formula="of:=[.F12]-[.E12]" office:value-type="float" office:value="-471.528" calcext:value-type="float">
            <text:p>-471.528</text:p>
          </table:table-cell>
          <table:table-cell table:formula="of:=[.G12]-[.F12]" office:value-type="float" office:value="0" calcext:value-type="float">
            <text:p>0</text:p>
          </table:table-cell>
          <table:table-cell table:formula="of:=[.H12]-[.G12]" office:value-type="float" office:value="0" calcext:value-type="float">
            <text:p>0</text:p>
          </table:table-cell>
          <table:table-cell table:formula="of:=[.I12]-[.H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urm3-M</text:p>
          </table:table-cell>
          <table:table-cell office:value-type="float" office:value="0.87741788819434" calcext:value-type="float">
            <text:p>0.87741788819434</text:p>
          </table:table-cell>
          <table:table-cell office:value-type="float" office:value="-515.499605030213" calcext:value-type="float">
            <text:p>-515.499605030213</text:p>
          </table:table-cell>
          <table:table-cell office:value-type="float" office:value="467.694" calcext:value-type="float">
            <text:p>467.694</text:p>
          </table:table-cell>
          <table:table-cell office:value-type="float" office:value="471.692" calcext:value-type="float">
            <text:p>471.692</text:p>
          </table:table-cell>
          <table:table-cell table:number-columns-repeated="4"/>
          <table:table-cell table:formula="of:=[.D13]-[.D12]" office:value-type="float" office:value="0.164000000000044" calcext:value-type="float">
            <text:p>0.164000000000044</text:p>
          </table:table-cell>
          <table:table-cell table:formula="of:=[.E13]-[.D13]" office:value-type="float" office:value="3.99799999999999" calcext:value-type="float">
            <text:p>3.99799999999999</text:p>
          </table:table-cell>
          <table:table-cell table:formula="of:=[.F13]-[.E13]" office:value-type="float" office:value="-471.692" calcext:value-type="float">
            <text:p>-471.692</text:p>
          </table:table-cell>
          <table:table-cell table:formula="of:=[.G13]-[.F13]" office:value-type="float" office:value="0" calcext:value-type="float">
            <text:p>0</text:p>
          </table:table-cell>
          <table:table-cell table:formula="of:=[.H13]-[.G13]" office:value-type="float" office:value="0" calcext:value-type="float">
            <text:p>0</text:p>
          </table:table-cell>
          <table:table-cell table:formula="of:=[.I13]-[.H13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Wurm3-C</text:p>
          </table:table-cell>
          <table:table-cell table:style-name="ce7" office:value-type="float" office:value="14.825668464139" calcext:value-type="float">
            <text:p>14.825668464139</text:p>
          </table:table-cell>
          <table:table-cell table:style-name="ce7" office:value-type="float" office:value="-542.53227703257" calcext:value-type="float">
            <text:p>-542.53227703257</text:p>
          </table:table-cell>
          <table:table-cell table:style-name="ce7" office:value-type="float" office:value="468.171" calcext:value-type="float">
            <text:p>468.171</text:p>
          </table:table-cell>
          <table:table-cell table:style-name="ce7" table:number-columns-repeated="4"/>
          <table:table-cell table:style-name="ce10"/>
          <table:table-cell table:formula="of:=[.D14]-[.D13]" office:value-type="float" office:value="0.476999999999975" calcext:value-type="float">
            <text:p>0.476999999999975</text:p>
          </table:table-cell>
          <table:table-cell table:formula="of:=[.E14]-[.D14]" office:value-type="float" office:value="-468.171" calcext:value-type="float">
            <text:p>-468.171</text:p>
          </table:table-cell>
          <table:table-cell table:formula="of:=[.F14]-[.E14]" office:value-type="float" office:value="0" calcext:value-type="float">
            <text:p>0</text:p>
          </table:table-cell>
          <table:table-cell table:formula="of:=[.G14]-[.F14]" office:value-type="float" office:value="0" calcext:value-type="float">
            <text:p>0</text:p>
          </table:table-cell>
          <table:table-cell table:formula="of:=[.H14]-[.G14]" office:value-type="float" office:value="0" calcext:value-type="float">
            <text:p>0</text:p>
          </table:table-cell>
          <table:table-cell table:formula="of:=[.I14]-[.H14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21002-194928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Spawn</text:p>
          </table:table-cell>
          <table:table-cell table:style-name="ce5" office:value-type="string" calcext:value-type="string">
            <text:p>GS 1</text:p>
          </table:table-cell>
          <table:table-cell table:style-name="ce5" office:value-type="string" calcext:value-type="string">
            <text:p>Thr 1</text:p>
          </table:table-cell>
          <table:table-cell table:style-name="ce5" office:value-type="string" calcext:value-type="string">
            <text:p>Thr 2</text:p>
          </table:table-cell>
          <table:table-cell table:style-name="ce5" office:value-type="string" calcext:value-type="string">
            <text:p>GS 2</text:p>
          </table:table-cell>
          <table:table-cell table:style-name="ce5" office:value-type="string" calcext:value-type="string">
            <text:p>Deat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ordremoth</text:p>
          </table:table-cell>
          <table:table-cell table:style-name="ce6" table:number-columns-repeated="7"/>
          <table:table-cell table:style-name="ce8" office:value-type="float" office:value="395.802" calcext:value-type="float">
            <text:p>395.8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1</text:p>
          </table:table-cell>
          <table:table-cell table:number-columns-repeated="2"/>
          <table:table-cell office:value-type="float" office:value="404.486" calcext:value-type="float">
            <text:p>404.486</text:p>
          </table:table-cell>
          <table:table-cell table:number-columns-repeated="4"/>
          <table:table-cell table:formula="of:=[.D17]+6.5565" office:value-type="float" office:value="411.0425" calcext:value-type="float">
            <text:p>411.0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m1-M</text:p>
          </table:table-cell>
          <table:table-cell office:value-type="float" office:value="8.40146710320776" calcext:value-type="float">
            <text:p>8.40146710320776</text:p>
          </table:table-cell>
          <table:table-cell office:value-type="float" office:value="-513.313402810763" calcext:value-type="float">
            <text:p>-513.313402810763</text:p>
          </table:table-cell>
          <table:table-cell office:value-type="float" office:value="408.077" calcext:value-type="float">
            <text:p>408.077</text:p>
          </table:table-cell>
          <table:table-cell office:value-type="float" office:value="413.006" calcext:value-type="float">
            <text:p>413.006</text:p>
          </table:table-cell>
          <table:table-cell office:value-type="float" office:value="419.885" calcext:value-type="float">
            <text:p>419.885</text:p>
          </table:table-cell>
          <table:table-cell office:value-type="float" office:value="427.079" calcext:value-type="float">
            <text:p>427.079</text:p>
          </table:table-cell>
          <table:table-cell office:value-type="float" office:value="430.277" calcext:value-type="float">
            <text:p>430.277</text:p>
          </table:table-cell>
          <table:table-cell office:value-type="float" office:value="432.302" calcext:value-type="float">
            <text:p>432.302</text:p>
          </table:table-cell>
          <table:table-cell table:formula="of:=[.D18]-[.D17]" office:value-type="float" office:value="3.59100000000001" calcext:value-type="float">
            <text:p>3.59100000000001</text:p>
          </table:table-cell>
          <table:table-cell table:formula="of:=[.E18]-[.D18]" office:value-type="float" office:value="4.92899999999997" calcext:value-type="float">
            <text:p>4.92899999999997</text:p>
          </table:table-cell>
          <table:table-cell table:formula="of:=[.F18]-[.E18]" office:value-type="float" office:value="6.87900000000002" calcext:value-type="float">
            <text:p>6.87900000000002</text:p>
          </table:table-cell>
          <table:table-cell table:formula="of:=[.G18]-[.F18]" office:value-type="float" office:value="7.19400000000002" calcext:value-type="float">
            <text:p>7.19400000000002</text:p>
          </table:table-cell>
          <table:table-cell table:formula="of:=[.H18]-[.G18]" office:value-type="float" office:value="3.19799999999998" calcext:value-type="float">
            <text:p>3.19799999999998</text:p>
          </table:table-cell>
          <table:table-cell table:formula="of:=[.I18]-[.H18]" office:value-type="float" office:value="2.02500000000003" calcext:value-type="float">
            <text:p>2.02500000000003</text:p>
          </table:table-cell>
        </table:table-row>
        <table:table-row table:style-name="ro1">
          <table:table-cell office:value-type="string" calcext:value-type="string">
            <text:p>Wurm1-C</text:p>
          </table:table-cell>
          <table:table-cell office:value-type="float" office:value="12.9679767132926" calcext:value-type="float">
            <text:p>12.9679767132926</text:p>
          </table:table-cell>
          <table:table-cell office:value-type="float" office:value="-528.430712647415" calcext:value-type="float">
            <text:p>-528.430712647415</text:p>
          </table:table-cell>
          <table:table-cell office:value-type="float" office:value="409.164" calcext:value-type="float">
            <text:p>409.164</text:p>
          </table:table-cell>
          <table:table-cell office:value-type="float" office:value="413.153" calcext:value-type="float">
            <text:p>413.153</text:p>
          </table:table-cell>
          <table:table-cell table:number-columns-repeated="3"/>
          <table:table-cell office:value-type="float" office:value="415.901" calcext:value-type="float">
            <text:p>415.901</text:p>
          </table:table-cell>
          <table:table-cell table:formula="of:=[.D19]-[.D18]" office:value-type="float" office:value="1.08699999999999" calcext:value-type="float">
            <text:p>1.08699999999999</text:p>
          </table:table-cell>
          <table:table-cell table:formula="of:=[.E19]-[.D19]" office:value-type="float" office:value="3.98900000000003" calcext:value-type="float">
            <text:p>3.98900000000003</text:p>
          </table:table-cell>
          <table:table-cell table:formula="of:=[.F19]-[.E19]" office:value-type="float" office:value="-413.153" calcext:value-type="float">
            <text:p>-413.153</text:p>
          </table:table-cell>
          <table:table-cell table:formula="of:=[.G19]-[.F19]" office:value-type="float" office:value="0" calcext:value-type="float">
            <text:p>0</text:p>
          </table:table-cell>
          <table:table-cell table:formula="of:=[.H19]-[.G19]" office:value-type="float" office:value="0" calcext:value-type="float">
            <text:p>0</text:p>
          </table:table-cell>
          <table:table-cell table:formula="of:=[.I19]-[.H19]" office:value-type="float" office:value="415.901" calcext:value-type="float">
            <text:p>415.901</text:p>
          </table:table-cell>
        </table:table-row>
        <table:table-row table:style-name="ro1">
          <table:table-cell table:style-name="ce4" office:value-type="string" calcext:value-type="string">
            <text:p>Wurm1-F</text:p>
          </table:table-cell>
          <table:table-cell table:style-name="ce7" office:value-type="float" office:value="35.7444659779884" calcext:value-type="float">
            <text:p>35.7444659779884</text:p>
          </table:table-cell>
          <table:table-cell table:style-name="ce7" office:value-type="float" office:value="-504.622416503895" calcext:value-type="float">
            <text:p>-504.622416503895</text:p>
          </table:table-cell>
          <table:table-cell table:style-name="ce7" office:value-type="float" office:value="409.283" calcext:value-type="float">
            <text:p>409.283</text:p>
          </table:table-cell>
          <table:table-cell table:style-name="ce7" office:value-type="float" office:value="413.282" calcext:value-type="float">
            <text:p>413.282</text:p>
          </table:table-cell>
          <table:table-cell table:style-name="ce7" office:value-type="float" office:value="420.158" calcext:value-type="float">
            <text:p>420.158</text:p>
          </table:table-cell>
          <table:table-cell table:style-name="ce7" office:value-type="float" office:value="427.364" calcext:value-type="float">
            <text:p>427.364</text:p>
          </table:table-cell>
          <table:table-cell table:style-name="ce7" office:value-type="float" office:value="430.554" calcext:value-type="float">
            <text:p>430.554</text:p>
          </table:table-cell>
          <table:table-cell table:style-name="ce10" office:value-type="float" office:value="432.601" calcext:value-type="float">
            <text:p>432.601</text:p>
          </table:table-cell>
          <table:table-cell table:formula="of:=[.D20]-[.D19]" office:value-type="float" office:value="0.119000000000028" calcext:value-type="float">
            <text:p>0.119000000000028</text:p>
          </table:table-cell>
          <table:table-cell table:formula="of:=[.E20]-[.D20]" office:value-type="float" office:value="3.99899999999997" calcext:value-type="float">
            <text:p>3.99899999999997</text:p>
          </table:table-cell>
          <table:table-cell table:formula="of:=[.F20]-[.E20]" office:value-type="float" office:value="6.87600000000003" calcext:value-type="float">
            <text:p>6.87600000000003</text:p>
          </table:table-cell>
          <table:table-cell table:formula="of:=[.G20]-[.F20]" office:value-type="float" office:value="7.20599999999996" calcext:value-type="float">
            <text:p>7.20599999999996</text:p>
          </table:table-cell>
          <table:table-cell table:formula="of:=[.H20]-[.G20]" office:value-type="float" office:value="3.19" calcext:value-type="float">
            <text:p>3.19</text:p>
          </table:table-cell>
          <table:table-cell table:formula="of:=[.I20]-[.H20]" office:value-type="float" office:value="2.04700000000003" calcext:value-type="float">
            <text:p>2.04700000000003</text:p>
          </table:table-cell>
        </table:table-row>
        <table:table-row table:style-name="ro1">
          <table:table-cell table:style-name="ce2" office:value-type="string" calcext:value-type="string">
            <text:p>Green2</text:p>
          </table:table-cell>
          <table:table-cell table:style-name="ce6" table:number-columns-repeated="2"/>
          <table:table-cell table:style-name="ce6" office:value-type="float" office:value="437.238" calcext:value-type="float">
            <text:p>437.238</text:p>
          </table:table-cell>
          <table:table-cell table:style-name="ce6" table:number-columns-repeated="4"/>
          <table:table-cell table:style-name="ce8" table:formula="of:=[.D21]+6.5565" office:value-type="float" office:value="443.7945" calcext:value-type="float">
            <text:p>443.79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m2-C</text:p>
          </table:table-cell>
          <table:table-cell office:value-type="float" office:value="16.0118363936084" calcext:value-type="float">
            <text:p>16.0118363936084</text:p>
          </table:table-cell>
          <table:table-cell office:value-type="float" office:value="-535.056959469242" calcext:value-type="float">
            <text:p>-535.056959469242</text:p>
          </table:table-cell>
          <table:table-cell office:value-type="float" office:value="431.92" calcext:value-type="float">
            <text:p>431.92</text:p>
          </table:table-cell>
          <table:table-cell office:value-type="float" office:value="435.923" calcext:value-type="float">
            <text:p>435.923</text:p>
          </table:table-cell>
          <table:table-cell office:value-type="float" office:value="442.798" calcext:value-type="float">
            <text:p>442.798</text:p>
          </table:table-cell>
          <table:table-cell office:value-type="float" office:value="450.005" calcext:value-type="float">
            <text:p>450.005</text:p>
          </table:table-cell>
          <table:table-cell office:value-type="float" office:value="453.203" calcext:value-type="float">
            <text:p>453.203</text:p>
          </table:table-cell>
          <table:table-cell office:value-type="float" office:value="455.302" calcext:value-type="float">
            <text:p>455.302</text:p>
          </table:table-cell>
          <table:table-cell table:formula="of:=[.D22]-[.D21]" office:value-type="float" office:value="-5.31799999999998" calcext:value-type="float">
            <text:p>-5.31799999999998</text:p>
          </table:table-cell>
          <table:table-cell table:formula="of:=[.E22]-[.D22]" office:value-type="float" office:value="4.00299999999999" calcext:value-type="float">
            <text:p>4.00299999999999</text:p>
          </table:table-cell>
          <table:table-cell table:formula="of:=[.F22]-[.E22]" office:value-type="float" office:value="6.875" calcext:value-type="float">
            <text:p>6.875</text:p>
          </table:table-cell>
          <table:table-cell table:formula="of:=[.G22]-[.F22]" office:value-type="float" office:value="7.20699999999999" calcext:value-type="float">
            <text:p>7.20699999999999</text:p>
          </table:table-cell>
          <table:table-cell table:formula="of:=[.H22]-[.G22]" office:value-type="float" office:value="3.19799999999998" calcext:value-type="float">
            <text:p>3.19799999999998</text:p>
          </table:table-cell>
          <table:table-cell table:formula="of:=[.I22]-[.H22]" office:value-type="float" office:value="2.09900000000005" calcext:value-type="float">
            <text:p>2.09900000000005</text:p>
          </table:table-cell>
        </table:table-row>
        <table:table-row table:style-name="ro1">
          <table:table-cell office:value-type="string" calcext:value-type="string">
            <text:p>Wurm2-M</text:p>
          </table:table-cell>
          <table:table-cell office:value-type="float" office:value="-3.81777719640031" calcext:value-type="float">
            <text:p>-3.81777719640031</text:p>
          </table:table-cell>
          <table:table-cell office:value-type="float" office:value="-516.619109425681" calcext:value-type="float">
            <text:p>-516.619109425681</text:p>
          </table:table-cell>
          <table:table-cell office:value-type="float" office:value="441.354" calcext:value-type="float">
            <text:p>441.354</text:p>
          </table:table-cell>
          <table:table-cell office:value-type="float" office:value="445.355" calcext:value-type="float">
            <text:p>445.355</text:p>
          </table:table-cell>
          <table:table-cell office:value-type="float" office:value="452.241" calcext:value-type="float">
            <text:p>452.241</text:p>
          </table:table-cell>
          <table:table-cell office:value-type="float" office:value="459.441" calcext:value-type="float">
            <text:p>459.441</text:p>
          </table:table-cell>
          <table:table-cell office:value-type="float" office:value="462.644" calcext:value-type="float">
            <text:p>462.644</text:p>
          </table:table-cell>
          <table:table-cell office:value-type="float" office:value="464.703" calcext:value-type="float">
            <text:p>464.703</text:p>
          </table:table-cell>
          <table:table-cell table:formula="of:=[.D23]-[.D22]" office:value-type="float" office:value="9.43399999999997" calcext:value-type="float">
            <text:p>9.43399999999997</text:p>
          </table:table-cell>
          <table:table-cell table:formula="of:=[.E23]-[.D23]" office:value-type="float" office:value="4.00100000000003" calcext:value-type="float">
            <text:p>4.00100000000003</text:p>
          </table:table-cell>
          <table:table-cell table:formula="of:=[.F23]-[.E23]" office:value-type="float" office:value="6.88599999999997" calcext:value-type="float">
            <text:p>6.88599999999997</text:p>
          </table:table-cell>
          <table:table-cell table:formula="of:=[.G23]-[.F23]" office:value-type="float" office:value="7.19999999999999" calcext:value-type="float">
            <text:p>7.19999999999999</text:p>
          </table:table-cell>
          <table:table-cell table:formula="of:=[.H23]-[.G23]" office:value-type="float" office:value="3.20300000000003" calcext:value-type="float">
            <text:p>3.20300000000003</text:p>
          </table:table-cell>
          <table:table-cell table:formula="of:=[.I23]-[.H23]" office:value-type="float" office:value="2.05899999999997" calcext:value-type="float">
            <text:p>2.05899999999997</text:p>
          </table:table-cell>
        </table:table-row>
        <table:table-row table:style-name="ro1">
          <table:table-cell table:style-name="ce4" office:value-type="string" calcext:value-type="string">
            <text:p>Wurm2-F</text:p>
          </table:table-cell>
          <table:table-cell table:style-name="ce7" office:value-type="float" office:value="15.2328213542765" calcext:value-type="float">
            <text:p>15.2328213542765</text:p>
          </table:table-cell>
          <table:table-cell table:style-name="ce7" office:value-type="float" office:value="-508.816690838987" calcext:value-type="float">
            <text:p>-508.816690838987</text:p>
          </table:table-cell>
          <table:table-cell table:style-name="ce7" office:value-type="float" office:value="441.563" calcext:value-type="float">
            <text:p>441.563</text:p>
          </table:table-cell>
          <table:table-cell table:style-name="ce7" office:value-type="float" office:value="445.561" calcext:value-type="float">
            <text:p>445.561</text:p>
          </table:table-cell>
          <table:table-cell table:style-name="ce7" office:value-type="float" office:value="452.448" calcext:value-type="float">
            <text:p>452.448</text:p>
          </table:table-cell>
          <table:table-cell table:style-name="ce7" office:value-type="float" office:value="459.639" calcext:value-type="float">
            <text:p>459.639</text:p>
          </table:table-cell>
          <table:table-cell table:style-name="ce7" office:value-type="float" office:value="462.841" calcext:value-type="float">
            <text:p>462.841</text:p>
          </table:table-cell>
          <table:table-cell table:style-name="ce10" office:value-type="float" office:value="464.902" calcext:value-type="float">
            <text:p>464.902</text:p>
          </table:table-cell>
          <table:table-cell table:formula="of:=[.D24]-[.D23]" office:value-type="float" office:value="0.209000000000003" calcext:value-type="float">
            <text:p>0.209000000000003</text:p>
          </table:table-cell>
          <table:table-cell table:formula="of:=[.E24]-[.D24]" office:value-type="float" office:value="3.99799999999999" calcext:value-type="float">
            <text:p>3.99799999999999</text:p>
          </table:table-cell>
          <table:table-cell table:formula="of:=[.F24]-[.E24]" office:value-type="float" office:value="6.887" calcext:value-type="float">
            <text:p>6.887</text:p>
          </table:table-cell>
          <table:table-cell table:formula="of:=[.G24]-[.F24]" office:value-type="float" office:value="7.19100000000003" calcext:value-type="float">
            <text:p>7.19100000000003</text:p>
          </table:table-cell>
          <table:table-cell table:formula="of:=[.H24]-[.G24]" office:value-type="float" office:value="3.202" calcext:value-type="float">
            <text:p>3.202</text:p>
          </table:table-cell>
          <table:table-cell table:formula="of:=[.I24]-[.H24]" office:value-type="float" office:value="2.06099999999998" calcext:value-type="float">
            <text:p>2.06099999999998</text:p>
          </table:table-cell>
        </table:table-row>
        <table:table-row table:style-name="ro1">
          <table:table-cell table:style-name="ce2" office:value-type="string" calcext:value-type="string">
            <text:p>Green3</text:p>
          </table:table-cell>
          <table:table-cell table:style-name="ce6" table:number-columns-repeated="2"/>
          <table:table-cell table:style-name="ce6" office:value-type="float" office:value="469.999" calcext:value-type="float">
            <text:p>469.999</text:p>
          </table:table-cell>
          <table:table-cell table:style-name="ce6" table:number-columns-repeated="4"/>
          <table:table-cell table:style-name="ce8" table:formula="of:=[.D25]+6.5565" office:value-type="float" office:value="476.5555" calcext:value-type="float">
            <text:p>476.5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m3-C</text:p>
          </table:table-cell>
          <table:table-cell office:value-type="float" office:value="18.4829273992192" calcext:value-type="float">
            <text:p>18.4829273992192</text:p>
          </table:table-cell>
          <table:table-cell office:value-type="float" office:value="-528.265231736775" calcext:value-type="float">
            <text:p>-528.265231736775</text:p>
          </table:table-cell>
          <table:table-cell office:value-type="float" office:value="464" calcext:value-type="float">
            <text:p>464</text:p>
          </table:table-cell>
          <table:table-cell office:value-type="float" office:value="467.992" calcext:value-type="float">
            <text:p>467.992</text:p>
          </table:table-cell>
          <table:table-cell office:value-type="float" office:value="474.888" calcext:value-type="float">
            <text:p>474.888</text:p>
          </table:table-cell>
          <table:table-cell table:number-columns-repeated="3"/>
          <table:table-cell table:formula="of:=[.D26]-[.D25]" office:value-type="float" office:value="-5.99900000000002" calcext:value-type="float">
            <text:p>-5.99900000000002</text:p>
          </table:table-cell>
          <table:table-cell table:formula="of:=[.E26]-[.D26]" office:value-type="float" office:value="3.99200000000002" calcext:value-type="float">
            <text:p>3.99200000000002</text:p>
          </table:table-cell>
          <table:table-cell table:formula="of:=[.F26]-[.E26]" office:value-type="float" office:value="6.89599999999996" calcext:value-type="float">
            <text:p>6.89599999999996</text:p>
          </table:table-cell>
          <table:table-cell table:formula="of:=[.G26]-[.F26]" office:value-type="float" office:value="-474.888" calcext:value-type="float">
            <text:p>-474.888</text:p>
          </table:table-cell>
          <table:table-cell table:formula="of:=[.H26]-[.G26]" office:value-type="float" office:value="0" calcext:value-type="float">
            <text:p>0</text:p>
          </table:table-cell>
          <table:table-cell table:formula="of:=[.I26]-[.H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urm3-M</text:p>
          </table:table-cell>
          <table:table-cell office:value-type="float" office:value="1.39728507166606" calcext:value-type="float">
            <text:p>1.39728507166606</text:p>
          </table:table-cell>
          <table:table-cell office:value-type="float" office:value="-504.208828527233" calcext:value-type="float">
            <text:p>-504.208828527233</text:p>
          </table:table-cell>
          <table:table-cell office:value-type="float" office:value="474.044" calcext:value-type="float">
            <text:p>474.044</text:p>
          </table:table-cell>
          <table:table-cell office:value-type="float" office:value="478.034" calcext:value-type="float">
            <text:p>478.034</text:p>
          </table:table-cell>
          <table:table-cell table:number-columns-repeated="4"/>
          <table:table-cell table:formula="of:=[.D27]-[.D26]" office:value-type="float" office:value="10.044" calcext:value-type="float">
            <text:p>10.044</text:p>
          </table:table-cell>
          <table:table-cell table:formula="of:=[.E27]-[.D27]" office:value-type="float" office:value="3.99000000000001" calcext:value-type="float">
            <text:p>3.99000000000001</text:p>
          </table:table-cell>
          <table:table-cell table:formula="of:=[.F27]-[.E27]" office:value-type="float" office:value="-478.034" calcext:value-type="float">
            <text:p>-478.034</text:p>
          </table:table-cell>
          <table:table-cell table:formula="of:=[.G27]-[.F27]" office:value-type="float" office:value="0" calcext:value-type="float">
            <text:p>0</text:p>
          </table:table-cell>
          <table:table-cell table:formula="of:=[.H27]-[.G27]" office:value-type="float" office:value="0" calcext:value-type="float">
            <text:p>0</text:p>
          </table:table-cell>
          <table:table-cell table:formula="of:=[.I27]-[.H27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Wurm3-F</text:p>
          </table:table-cell>
          <table:table-cell table:style-name="ce7" office:value-type="float" office:value="18.7089847371482" calcext:value-type="float">
            <text:p>18.7089847371482</text:p>
          </table:table-cell>
          <table:table-cell table:style-name="ce7" office:value-type="float" office:value="-498.752098673867" calcext:value-type="float">
            <text:p>-498.752098673867</text:p>
          </table:table-cell>
          <table:table-cell table:style-name="ce7" office:value-type="float" office:value="474.488" calcext:value-type="float">
            <text:p>474.488</text:p>
          </table:table-cell>
          <table:table-cell table:style-name="ce7" office:value-type="float" office:value="478.474" calcext:value-type="float">
            <text:p>478.474</text:p>
          </table:table-cell>
          <table:table-cell table:style-name="ce7" table:number-columns-repeated="3"/>
          <table:table-cell table:style-name="ce10"/>
          <table:table-cell table:formula="of:=[.D28]-[.D27]" office:value-type="float" office:value="0.444000000000017" calcext:value-type="float">
            <text:p>0.444000000000017</text:p>
          </table:table-cell>
          <table:table-cell table:formula="of:=[.E28]-[.D28]" office:value-type="float" office:value="3.98599999999999" calcext:value-type="float">
            <text:p>3.98599999999999</text:p>
          </table:table-cell>
          <table:table-cell table:formula="of:=[.F28]-[.E28]" office:value-type="float" office:value="-478.474" calcext:value-type="float">
            <text:p>-478.474</text:p>
          </table:table-cell>
          <table:table-cell table:formula="of:=[.G28]-[.F28]" office:value-type="float" office:value="0" calcext:value-type="float">
            <text:p>0</text:p>
          </table:table-cell>
          <table:table-cell table:formula="of:=[.H28]-[.G28]" office:value-type="float" office:value="0" calcext:value-type="float">
            <text:p>0</text:p>
          </table:table-cell>
          <table:table-cell table:formula="of:=[.I28]-[.H28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20926-210137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Spawn</text:p>
          </table:table-cell>
          <table:table-cell table:style-name="ce5" office:value-type="string" calcext:value-type="string">
            <text:p>GS 1</text:p>
          </table:table-cell>
          <table:table-cell table:style-name="ce5" office:value-type="string" calcext:value-type="string">
            <text:p>Thr 1</text:p>
          </table:table-cell>
          <table:table-cell table:style-name="ce5" office:value-type="string" calcext:value-type="string">
            <text:p>Thr 2</text:p>
          </table:table-cell>
          <table:table-cell table:style-name="ce5" office:value-type="string" calcext:value-type="string">
            <text:p>GS 2</text:p>
          </table:table-cell>
          <table:table-cell table:style-name="ce5" office:value-type="string" calcext:value-type="string">
            <text:p>Deat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ordremoth</text:p>
          </table:table-cell>
          <table:table-cell table:style-name="ce6" table:number-columns-repeated="7"/>
          <table:table-cell table:style-name="ce8" office:value-type="float" office:value="396.761" calcext:value-type="float">
            <text:p>396.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1</text:p>
          </table:table-cell>
          <table:table-cell table:number-columns-repeated="2"/>
          <table:table-cell office:value-type="float" office:value="405.443" calcext:value-type="float">
            <text:p>405.443</text:p>
          </table:table-cell>
          <table:table-cell table:number-columns-repeated="4"/>
          <table:table-cell table:formula="of:=[.D31]+6.5565" office:value-type="float" office:value="411.9995" calcext:value-type="float">
            <text:p>411.99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m1-C</text:p>
          </table:table-cell>
          <table:table-cell office:value-type="float" office:value="26.3853304919215" calcext:value-type="float">
            <text:p>26.3853304919215</text:p>
          </table:table-cell>
          <table:table-cell office:value-type="float" office:value="-512.173172026487" calcext:value-type="float">
            <text:p>-512.173172026487</text:p>
          </table:table-cell>
          <table:table-cell office:value-type="float" office:value="409.161" calcext:value-type="float">
            <text:p>409.161</text:p>
          </table:table-cell>
          <table:table-cell office:value-type="float" office:value="413.524" calcext:value-type="float">
            <text:p>413.524</text:p>
          </table:table-cell>
          <table:table-cell office:value-type="float" office:value="420.408" calcext:value-type="float">
            <text:p>420.408</text:p>
          </table:table-cell>
          <table:table-cell office:value-type="float" office:value="427.595" calcext:value-type="float">
            <text:p>427.595</text:p>
          </table:table-cell>
          <table:table-cell office:value-type="float" office:value="430.806" calcext:value-type="float">
            <text:p>430.806</text:p>
          </table:table-cell>
          <table:table-cell office:value-type="float" office:value="432.914" calcext:value-type="float">
            <text:p>432.914</text:p>
          </table:table-cell>
          <table:table-cell table:formula="of:=[.D32]-[.D31]" office:value-type="float" office:value="3.71800000000002" calcext:value-type="float">
            <text:p>3.71800000000002</text:p>
          </table:table-cell>
          <table:table-cell table:formula="of:=[.E32]-[.D32]" office:value-type="float" office:value="4.363" calcext:value-type="float">
            <text:p>4.363</text:p>
          </table:table-cell>
          <table:table-cell table:formula="of:=[.F32]-[.E32]" office:value-type="float" office:value="6.88400000000001" calcext:value-type="float">
            <text:p>6.88400000000001</text:p>
          </table:table-cell>
          <table:table-cell table:formula="of:=[.G32]-[.F32]" office:value-type="float" office:value="7.18700000000001" calcext:value-type="float">
            <text:p>7.18700000000001</text:p>
          </table:table-cell>
          <table:table-cell table:formula="of:=[.H32]-[.G32]" office:value-type="float" office:value="3.21099999999996" calcext:value-type="float">
            <text:p>3.21099999999996</text:p>
          </table:table-cell>
          <table:table-cell table:formula="of:=[.I32]-[.H32]" office:value-type="float" office:value="2.108" calcext:value-type="float">
            <text:p>2.108</text:p>
          </table:table-cell>
        </table:table-row>
        <table:table-row table:style-name="ro1">
          <table:table-cell office:value-type="string" calcext:value-type="string">
            <text:p>Wurm1-F</text:p>
          </table:table-cell>
          <table:table-cell office:value-type="float" office:value="9.23058971148156" calcext:value-type="float">
            <text:p>9.23058971148156</text:p>
          </table:table-cell>
          <table:table-cell office:value-type="float" office:value="-508.189082577895" calcext:value-type="float">
            <text:p>-508.189082577895</text:p>
          </table:table-cell>
          <table:table-cell office:value-type="float" office:value="409.602" calcext:value-type="float">
            <text:p>409.602</text:p>
          </table:table-cell>
          <table:table-cell office:value-type="float" office:value="413.599" calcext:value-type="float">
            <text:p>413.599</text:p>
          </table:table-cell>
          <table:table-cell office:value-type="float" office:value="420.482" calcext:value-type="float">
            <text:p>420.482</text:p>
          </table:table-cell>
          <table:table-cell office:value-type="float" office:value="427.687" calcext:value-type="float">
            <text:p>427.687</text:p>
          </table:table-cell>
          <table:table-cell office:value-type="float" office:value="430.881" calcext:value-type="float">
            <text:p>430.881</text:p>
          </table:table-cell>
          <table:table-cell office:value-type="float" office:value="432.914" calcext:value-type="float">
            <text:p>432.914</text:p>
          </table:table-cell>
          <table:table-cell table:formula="of:=[.D33]-[.D32]" office:value-type="float" office:value="0.440999999999974" calcext:value-type="float">
            <text:p>0.440999999999974</text:p>
          </table:table-cell>
          <table:table-cell table:formula="of:=[.E33]-[.D33]" office:value-type="float" office:value="3.99700000000001" calcext:value-type="float">
            <text:p>3.99700000000001</text:p>
          </table:table-cell>
          <table:table-cell table:formula="of:=[.F33]-[.E33]" office:value-type="float" office:value="6.88300000000004" calcext:value-type="float">
            <text:p>6.88300000000004</text:p>
          </table:table-cell>
          <table:table-cell table:formula="of:=[.G33]-[.F33]" office:value-type="float" office:value="7.20499999999998" calcext:value-type="float">
            <text:p>7.20499999999998</text:p>
          </table:table-cell>
          <table:table-cell table:formula="of:=[.H33]-[.G33]" office:value-type="float" office:value="3.19399999999996" calcext:value-type="float">
            <text:p>3.19399999999996</text:p>
          </table:table-cell>
          <table:table-cell table:formula="of:=[.I33]-[.H33]" office:value-type="float" office:value="2.03300000000002" calcext:value-type="float">
            <text:p>2.03300000000002</text:p>
          </table:table-cell>
        </table:table-row>
        <table:table-row table:style-name="ro1">
          <table:table-cell table:style-name="ce4" office:value-type="string" calcext:value-type="string">
            <text:p>Wurm1-M</text:p>
          </table:table-cell>
          <table:table-cell table:style-name="ce7" office:value-type="float" office:value="25.1461718410672" calcext:value-type="float">
            <text:p>25.1461718410672</text:p>
          </table:table-cell>
          <table:table-cell table:style-name="ce7" office:value-type="float" office:value="-535.598995176543" calcext:value-type="float">
            <text:p>-535.598995176543</text:p>
          </table:table-cell>
          <table:table-cell table:style-name="ce7" office:value-type="float" office:value="410.405" calcext:value-type="float">
            <text:p>410.405</text:p>
          </table:table-cell>
          <table:table-cell table:style-name="ce7" office:value-type="float" office:value="414.399" calcext:value-type="float">
            <text:p>414.399</text:p>
          </table:table-cell>
          <table:table-cell table:style-name="ce7" office:value-type="float" office:value="421.276" calcext:value-type="float">
            <text:p>421.276</text:p>
          </table:table-cell>
          <table:table-cell table:style-name="ce7" office:value-type="float" office:value="428.487" calcext:value-type="float">
            <text:p>428.487</text:p>
          </table:table-cell>
          <table:table-cell table:style-name="ce7"/>
          <table:table-cell table:style-name="ce10" office:value-type="float" office:value="431.409" calcext:value-type="float">
            <text:p>431.409</text:p>
          </table:table-cell>
          <table:table-cell table:formula="of:=[.D34]-[.D33]" office:value-type="float" office:value="0.802999999999997" calcext:value-type="float">
            <text:p>0.802999999999997</text:p>
          </table:table-cell>
          <table:table-cell table:formula="of:=[.E34]-[.D34]" office:value-type="float" office:value="3.99400000000003" calcext:value-type="float">
            <text:p>3.99400000000003</text:p>
          </table:table-cell>
          <table:table-cell table:formula="of:=[.F34]-[.E34]" office:value-type="float" office:value="6.87700000000001" calcext:value-type="float">
            <text:p>6.87700000000001</text:p>
          </table:table-cell>
          <table:table-cell table:formula="of:=[.G34]-[.F34]" office:value-type="float" office:value="7.21100000000001" calcext:value-type="float">
            <text:p>7.21100000000001</text:p>
          </table:table-cell>
          <table:table-cell table:formula="of:=[.H34]-[.G34]" office:value-type="float" office:value="-428.487" calcext:value-type="float">
            <text:p>-428.487</text:p>
          </table:table-cell>
          <table:table-cell table:formula="of:=[.I34]-[.H34]" office:value-type="float" office:value="431.409" calcext:value-type="float">
            <text:p>431.409</text:p>
          </table:table-cell>
        </table:table-row>
        <table:table-row table:style-name="ro1">
          <table:table-cell table:style-name="ce2" office:value-type="string" calcext:value-type="string">
            <text:p>Green2</text:p>
          </table:table-cell>
          <table:table-cell table:style-name="ce6" table:number-columns-repeated="2"/>
          <table:table-cell table:style-name="ce6" office:value-type="float" office:value="438.201" calcext:value-type="float">
            <text:p>438.201</text:p>
          </table:table-cell>
          <table:table-cell table:style-name="ce6" table:number-columns-repeated="4"/>
          <table:table-cell table:style-name="ce8" table:formula="of:=[.D35]+6.5565" office:value-type="float" office:value="444.7575" calcext:value-type="float">
            <text:p>444.7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m2-C</text:p>
          </table:table-cell>
          <table:table-cell office:value-type="float" office:value="11.9730099745746" calcext:value-type="float">
            <text:p>11.9730099745746</text:p>
          </table:table-cell>
          <table:table-cell office:value-type="float" office:value="-540.98503686808" calcext:value-type="float">
            <text:p>-540.98503686808</text:p>
          </table:table-cell>
          <table:table-cell office:value-type="float" office:value="442.119" calcext:value-type="float">
            <text:p>442.119</text:p>
          </table:table-cell>
          <table:table-cell office:value-type="float" office:value="446.356" calcext:value-type="float">
            <text:p>446.356</text:p>
          </table:table-cell>
          <table:table-cell table:number-columns-repeated="3"/>
          <table:table-cell office:value-type="float" office:value="453.316" calcext:value-type="float">
            <text:p>453.316</text:p>
          </table:table-cell>
          <table:table-cell table:formula="of:=[.D36]-[.D35]" office:value-type="float" office:value="3.91800000000001" calcext:value-type="float">
            <text:p>3.91800000000001</text:p>
          </table:table-cell>
          <table:table-cell table:formula="of:=[.E36]-[.D36]" office:value-type="float" office:value="4.23699999999997" calcext:value-type="float">
            <text:p>4.23699999999997</text:p>
          </table:table-cell>
          <table:table-cell table:formula="of:=[.F36]-[.E36]" office:value-type="float" office:value="-446.356" calcext:value-type="float">
            <text:p>-446.356</text:p>
          </table:table-cell>
          <table:table-cell table:formula="of:=[.G36]-[.F36]" office:value-type="float" office:value="0" calcext:value-type="float">
            <text:p>0</text:p>
          </table:table-cell>
          <table:table-cell table:formula="of:=[.H36]-[.G36]" office:value-type="float" office:value="0" calcext:value-type="float">
            <text:p>0</text:p>
          </table:table-cell>
          <table:table-cell table:formula="of:=[.I36]-[.H36]" office:value-type="float" office:value="453.316" calcext:value-type="float">
            <text:p>453.316</text:p>
          </table:table-cell>
        </table:table-row>
        <table:table-row table:style-name="ro1">
          <table:table-cell office:value-type="string" calcext:value-type="string">
            <text:p>Wurm2-F</text:p>
          </table:table-cell>
          <table:table-cell office:value-type="float" office:value="29.2584855004178" calcext:value-type="float">
            <text:p>29.2584855004178</text:p>
          </table:table-cell>
          <table:table-cell office:value-type="float" office:value="-498.098252226944" calcext:value-type="float">
            <text:p>-498.098252226944</text:p>
          </table:table-cell>
          <table:table-cell office:value-type="float" office:value="442.758" calcext:value-type="float">
            <text:p>442.758</text:p>
          </table:table-cell>
          <table:table-cell office:value-type="float" office:value="446.7578" calcext:value-type="float">
            <text:p>446.7578</text:p>
          </table:table-cell>
          <table:table-cell office:value-type="float" office:value="453.635" calcext:value-type="float">
            <text:p>453.635</text:p>
          </table:table-cell>
          <table:table-cell office:value-type="float" office:value="460.843" calcext:value-type="float">
            <text:p>460.843</text:p>
          </table:table-cell>
          <table:table-cell office:value-type="float" office:value="464.044" calcext:value-type="float">
            <text:p>464.044</text:p>
          </table:table-cell>
          <table:table-cell office:value-type="float" office:value="466.116" calcext:value-type="float">
            <text:p>466.116</text:p>
          </table:table-cell>
          <table:table-cell table:formula="of:=[.D37]-[.D36]" office:value-type="float" office:value="0.638999999999953" calcext:value-type="float">
            <text:p>0.638999999999953</text:p>
          </table:table-cell>
          <table:table-cell table:formula="of:=[.E37]-[.D37]" office:value-type="float" office:value="3.99979999999999" calcext:value-type="float">
            <text:p>3.99979999999999</text:p>
          </table:table-cell>
          <table:table-cell table:formula="of:=[.F37]-[.E37]" office:value-type="float" office:value="6.87720000000002" calcext:value-type="float">
            <text:p>6.87720000000002</text:p>
          </table:table-cell>
          <table:table-cell table:formula="of:=[.G37]-[.F37]" office:value-type="float" office:value="7.20800000000003" calcext:value-type="float">
            <text:p>7.20800000000003</text:p>
          </table:table-cell>
          <table:table-cell table:formula="of:=[.H37]-[.G37]" office:value-type="float" office:value="3.20099999999997" calcext:value-type="float">
            <text:p>3.20099999999997</text:p>
          </table:table-cell>
          <table:table-cell table:formula="of:=[.I37]-[.H37]" office:value-type="float" office:value="2.072" calcext:value-type="float">
            <text:p>2.072</text:p>
          </table:table-cell>
        </table:table-row>
        <table:table-row table:style-name="ro1">
          <table:table-cell table:style-name="ce4" office:value-type="string" calcext:value-type="string">
            <text:p>Wurm2-M</text:p>
          </table:table-cell>
          <table:table-cell table:style-name="ce7" office:value-type="float" office:value="-1.67180068122763" calcext:value-type="float">
            <text:p>-1.67180068122763</text:p>
          </table:table-cell>
          <table:table-cell table:style-name="ce7" office:value-type="float" office:value="-514.573953330065" calcext:value-type="float">
            <text:p>-514.573953330065</text:p>
          </table:table-cell>
          <table:table-cell table:style-name="ce7" office:value-type="float" office:value="443.12" calcext:value-type="float">
            <text:p>443.12</text:p>
          </table:table-cell>
          <table:table-cell table:style-name="ce7" office:value-type="float" office:value="447.12" calcext:value-type="float">
            <text:p>447.12</text:p>
          </table:table-cell>
          <table:table-cell table:style-name="ce7" office:value-type="float" office:value="454.006" calcext:value-type="float">
            <text:p>454.006</text:p>
          </table:table-cell>
          <table:table-cell table:style-name="ce7" office:value-type="float" office:value="461.201" calcext:value-type="float">
            <text:p>461.201</text:p>
          </table:table-cell>
          <table:table-cell table:style-name="ce7" office:value-type="float" office:value="464.408" calcext:value-type="float">
            <text:p>464.408</text:p>
          </table:table-cell>
          <table:table-cell table:style-name="ce10" office:value-type="float" office:value="466.414" calcext:value-type="float">
            <text:p>466.414</text:p>
          </table:table-cell>
          <table:table-cell table:formula="of:=[.D38]-[.D37]" office:value-type="float" office:value="0.362000000000023" calcext:value-type="float">
            <text:p>0.362000000000023</text:p>
          </table:table-cell>
          <table:table-cell table:formula="of:=[.E38]-[.D38]" office:value-type="float" office:value="4" calcext:value-type="float">
            <text:p>4</text:p>
          </table:table-cell>
          <table:table-cell table:formula="of:=[.F38]-[.E38]" office:value-type="float" office:value="6.88599999999997" calcext:value-type="float">
            <text:p>6.88599999999997</text:p>
          </table:table-cell>
          <table:table-cell table:formula="of:=[.G38]-[.F38]" office:value-type="float" office:value="7.19500000000005" calcext:value-type="float">
            <text:p>7.19500000000005</text:p>
          </table:table-cell>
          <table:table-cell table:formula="of:=[.H38]-[.G38]" office:value-type="float" office:value="3.20699999999999" calcext:value-type="float">
            <text:p>3.20699999999999</text:p>
          </table:table-cell>
          <table:table-cell table:formula="of:=[.I38]-[.H38]" office:value-type="float" office:value="2.00599999999997" calcext:value-type="float">
            <text:p>2.00599999999997</text:p>
          </table:table-cell>
        </table:table-row>
        <table:table-row table:style-name="ro1">
          <table:table-cell table:style-name="ce2" office:value-type="string" calcext:value-type="string">
            <text:p>Green3</text:p>
          </table:table-cell>
          <table:table-cell table:style-name="ce6" table:number-columns-repeated="2"/>
          <table:table-cell table:style-name="ce6" office:value-type="float" office:value="470.967" calcext:value-type="float">
            <text:p>470.967</text:p>
          </table:table-cell>
          <table:table-cell table:style-name="ce6" table:number-columns-repeated="4"/>
          <table:table-cell table:style-name="ce8" table:formula="of:=[.D39]+6.5565" office:value-type="float" office:value="477.5235" calcext:value-type="float">
            <text:p>477.5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m3-C</text:p>
          </table:table-cell>
          <table:table-cell office:value-type="float" office:value="11.9232323514545" calcext:value-type="float">
            <text:p>11.9232323514545</text:p>
          </table:table-cell>
          <table:table-cell office:value-type="float" office:value="-531.269415114516" calcext:value-type="float">
            <text:p>-531.269415114516</text:p>
          </table:table-cell>
          <table:table-cell office:value-type="float" office:value="465.877" calcext:value-type="float">
            <text:p>465.877</text:p>
          </table:table-cell>
          <table:table-cell office:value-type="float" office:value="469.887" calcext:value-type="float">
            <text:p>469.887</text:p>
          </table:table-cell>
          <table:table-cell office:value-type="float" office:value="476.766" calcext:value-type="float">
            <text:p>476.766</text:p>
          </table:table-cell>
          <table:table-cell table:number-columns-repeated="3"/>
          <table:table-cell table:formula="of:=[.D40]-[.D39]" office:value-type="float" office:value="-5.08999999999998" calcext:value-type="float">
            <text:p>-5.08999999999998</text:p>
          </table:table-cell>
          <table:table-cell table:formula="of:=[.E40]-[.D40]" office:value-type="float" office:value="4.00999999999999" calcext:value-type="float">
            <text:p>4.00999999999999</text:p>
          </table:table-cell>
          <table:table-cell table:formula="of:=[.F40]-[.E40]" office:value-type="float" office:value="6.87900000000002" calcext:value-type="float">
            <text:p>6.87900000000002</text:p>
          </table:table-cell>
          <table:table-cell table:formula="of:=[.G40]-[.F40]" office:value-type="float" office:value="-476.766" calcext:value-type="float">
            <text:p>-476.766</text:p>
          </table:table-cell>
          <table:table-cell table:formula="of:=[.H40]-[.G40]" office:value-type="float" office:value="0" calcext:value-type="float">
            <text:p>0</text:p>
          </table:table-cell>
          <table:table-cell table:formula="of:=[.I40]-[.H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urm3-F</text:p>
          </table:table-cell>
          <table:table-cell office:value-type="float" office:value="19.5997325381444" calcext:value-type="float">
            <text:p>19.5997325381444</text:p>
          </table:table-cell>
          <table:table-cell office:value-type="float" office:value="-492.817391878608" calcext:value-type="float">
            <text:p>-492.817391878608</text:p>
          </table:table-cell>
          <table:table-cell office:value-type="float" office:value="475.523" calcext:value-type="float">
            <text:p>475.523</text:p>
          </table:table-cell>
          <table:table-cell office:value-type="float" office:value="479.526" calcext:value-type="float">
            <text:p>479.526</text:p>
          </table:table-cell>
          <table:table-cell table:number-columns-repeated="4"/>
          <table:table-cell table:formula="of:=[.D41]-[.D40]" office:value-type="float" office:value="9.64600000000002" calcext:value-type="float">
            <text:p>9.64600000000002</text:p>
          </table:table-cell>
          <table:table-cell table:formula="of:=[.E41]-[.D41]" office:value-type="float" office:value="4.00299999999999" calcext:value-type="float">
            <text:p>4.00299999999999</text:p>
          </table:table-cell>
          <table:table-cell table:formula="of:=[.F41]-[.E41]" office:value-type="float" office:value="-479.526" calcext:value-type="float">
            <text:p>-479.526</text:p>
          </table:table-cell>
          <table:table-cell table:formula="of:=[.G41]-[.F41]" office:value-type="float" office:value="0" calcext:value-type="float">
            <text:p>0</text:p>
          </table:table-cell>
          <table:table-cell table:formula="of:=[.H41]-[.G41]" office:value-type="float" office:value="0" calcext:value-type="float">
            <text:p>0</text:p>
          </table:table-cell>
          <table:table-cell table:formula="of:=[.I41]-[.H41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Wurm3-M</text:p>
          </table:table-cell>
          <table:table-cell table:style-name="ce7" office:value-type="float" office:value="-8.96975115633438" calcext:value-type="float">
            <text:p>-8.96975115633438</text:p>
          </table:table-cell>
          <table:table-cell table:style-name="ce7" office:value-type="float" office:value="-523.862321914346" calcext:value-type="float">
            <text:p>-523.862321914346</text:p>
          </table:table-cell>
          <table:table-cell table:style-name="ce7" office:value-type="float" office:value="475.927" calcext:value-type="float">
            <text:p>475.927</text:p>
          </table:table-cell>
          <table:table-cell table:style-name="ce7" office:value-type="float" office:value="479.93" calcext:value-type="float">
            <text:p>479.93</text:p>
          </table:table-cell>
          <table:table-cell table:style-name="ce7" table:number-columns-repeated="3"/>
          <table:table-cell table:style-name="ce10"/>
          <table:table-cell table:formula="of:=[.D42]-[.D41]" office:value-type="float" office:value="0.403999999999996" calcext:value-type="float">
            <text:p>0.403999999999996</text:p>
          </table:table-cell>
          <table:table-cell table:formula="of:=[.E42]-[.D42]" office:value-type="float" office:value="4.00299999999999" calcext:value-type="float">
            <text:p>4.00299999999999</text:p>
          </table:table-cell>
          <table:table-cell table:formula="of:=[.F42]-[.E42]" office:value-type="float" office:value="-479.93" calcext:value-type="float">
            <text:p>-479.93</text:p>
          </table:table-cell>
          <table:table-cell table:formula="of:=[.G42]-[.F42]" office:value-type="float" office:value="0" calcext:value-type="float">
            <text:p>0</text:p>
          </table:table-cell>
          <table:table-cell table:formula="of:=[.H42]-[.G42]" office:value-type="float" office:value="0" calcext:value-type="float">
            <text:p>0</text:p>
          </table:table-cell>
          <table:table-cell table:formula="of:=[.I42]-[.H42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20927-222337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Spawn</text:p>
          </table:table-cell>
          <table:table-cell table:style-name="ce5" office:value-type="string" calcext:value-type="string">
            <text:p>GS 1</text:p>
          </table:table-cell>
          <table:table-cell table:style-name="ce5" office:value-type="string" calcext:value-type="string">
            <text:p>Thr 1</text:p>
          </table:table-cell>
          <table:table-cell table:style-name="ce5" office:value-type="string" calcext:value-type="string">
            <text:p>Thr 2</text:p>
          </table:table-cell>
          <table:table-cell table:style-name="ce5" office:value-type="string" calcext:value-type="string">
            <text:p>GS 2</text:p>
          </table:table-cell>
          <table:table-cell table:style-name="ce5" office:value-type="string" calcext:value-type="string">
            <text:p>Deat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ordremoth</text:p>
          </table:table-cell>
          <table:table-cell table:style-name="ce6" table:number-columns-repeated="7"/>
          <table:table-cell table:style-name="ce8" office:value-type="float" office:value="410.497" calcext:value-type="float">
            <text:p>410.4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1</text:p>
          </table:table-cell>
          <table:table-cell table:number-columns-repeated="2"/>
          <table:table-cell office:value-type="float" office:value="419.173" calcext:value-type="float">
            <text:p>419.173</text:p>
          </table:table-cell>
          <table:table-cell table:number-columns-repeated="4"/>
          <table:table-cell table:formula="of:=[.D45]+6.5565" office:value-type="float" office:value="425.7295" calcext:value-type="float">
            <text:p>425.72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m1-C</text:p>
          </table:table-cell>
          <table:table-cell office:value-type="float" office:value="17.4173344746394" calcext:value-type="float">
            <text:p>17.4173344746394</text:p>
          </table:table-cell>
          <table:table-cell office:value-type="float" office:value="-526.091653310507" calcext:value-type="float">
            <text:p>-526.091653310507</text:p>
          </table:table-cell>
          <table:table-cell office:value-type="float" office:value="423.374" calcext:value-type="float">
            <text:p>423.374</text:p>
          </table:table-cell>
          <table:table-cell office:value-type="float" office:value="427.38" calcext:value-type="float">
            <text:p>427.38</text:p>
          </table:table-cell>
          <table:table-cell table:number-columns-repeated="3"/>
          <table:table-cell office:value-type="float" office:value="433.184" calcext:value-type="float">
            <text:p>433.184</text:p>
          </table:table-cell>
          <table:table-cell table:formula="of:=[.D46]-[.D45]" office:value-type="float" office:value="4.20100000000002" calcext:value-type="float">
            <text:p>4.20100000000002</text:p>
          </table:table-cell>
          <table:table-cell table:formula="of:=[.E46]-[.D46]" office:value-type="float" office:value="4.00599999999997" calcext:value-type="float">
            <text:p>4.00599999999997</text:p>
          </table:table-cell>
          <table:table-cell table:formula="of:=[.F46]-[.E46]" office:value-type="float" office:value="-427.38" calcext:value-type="float">
            <text:p>-427.38</text:p>
          </table:table-cell>
          <table:table-cell table:formula="of:=[.G46]-[.F46]" office:value-type="float" office:value="0" calcext:value-type="float">
            <text:p>0</text:p>
          </table:table-cell>
          <table:table-cell table:formula="of:=[.H46]-[.G46]" office:value-type="float" office:value="0" calcext:value-type="float">
            <text:p>0</text:p>
          </table:table-cell>
          <table:table-cell table:formula="of:=[.I46]-[.H46]" office:value-type="float" office:value="433.184" calcext:value-type="float">
            <text:p>433.184</text:p>
          </table:table-cell>
        </table:table-row>
        <table:table-row table:style-name="ro1">
          <table:table-cell office:value-type="string" calcext:value-type="string">
            <text:p>Wurm1-F</text:p>
          </table:table-cell>
          <table:table-cell office:value-type="float" office:value="29.8108767821265" calcext:value-type="float">
            <text:p>29.8108767821265</text:p>
          </table:table-cell>
          <table:table-cell office:value-type="float" office:value="-492.593490999515" calcext:value-type="float">
            <text:p>-492.593490999515</text:p>
          </table:table-cell>
          <table:table-cell office:value-type="float" office:value="423.543" calcext:value-type="float">
            <text:p>423.543</text:p>
          </table:table-cell>
          <table:table-cell office:value-type="float" office:value="427.544" calcext:value-type="float">
            <text:p>427.544</text:p>
          </table:table-cell>
          <table:table-cell office:value-type="float" office:value="434.425" calcext:value-type="float">
            <text:p>434.425</text:p>
          </table:table-cell>
          <table:table-cell office:value-type="float" office:value="441.62" calcext:value-type="float">
            <text:p>441.62</text:p>
          </table:table-cell>
          <table:table-cell office:value-type="float" office:value="444.819" calcext:value-type="float">
            <text:p>444.819</text:p>
          </table:table-cell>
          <table:table-cell office:value-type="float" office:value="446.888" calcext:value-type="float">
            <text:p>446.888</text:p>
          </table:table-cell>
          <table:table-cell table:formula="of:=[.D47]-[.D46]" office:value-type="float" office:value="0.168999999999983" calcext:value-type="float">
            <text:p>0.168999999999983</text:p>
          </table:table-cell>
          <table:table-cell table:formula="of:=[.E47]-[.D47]" office:value-type="float" office:value="4.00099999999998" calcext:value-type="float">
            <text:p>4.00099999999998</text:p>
          </table:table-cell>
          <table:table-cell table:formula="of:=[.F47]-[.E47]" office:value-type="float" office:value="6.88100000000003" calcext:value-type="float">
            <text:p>6.88100000000003</text:p>
          </table:table-cell>
          <table:table-cell table:formula="of:=[.G47]-[.F47]" office:value-type="float" office:value="7.19499999999999" calcext:value-type="float">
            <text:p>7.19499999999999</text:p>
          </table:table-cell>
          <table:table-cell table:formula="of:=[.H47]-[.G47]" office:value-type="float" office:value="3.19900000000001" calcext:value-type="float">
            <text:p>3.19900000000001</text:p>
          </table:table-cell>
          <table:table-cell table:formula="of:=[.I47]-[.H47]" office:value-type="float" office:value="2.06899999999996" calcext:value-type="float">
            <text:p>2.06899999999996</text:p>
          </table:table-cell>
        </table:table-row>
        <table:table-row table:style-name="ro1">
          <table:table-cell table:style-name="ce4" office:value-type="string" calcext:value-type="string">
            <text:p>Wurm1-M</text:p>
          </table:table-cell>
          <table:table-cell table:style-name="ce7" office:value-type="float" office:value="-6.92417850094361" calcext:value-type="float">
            <text:p>-6.92417850094361</text:p>
          </table:table-cell>
          <table:table-cell table:style-name="ce7" office:value-type="float" office:value="-520.190626897061" calcext:value-type="float">
            <text:p>-520.190626897061</text:p>
          </table:table-cell>
          <table:table-cell table:style-name="ce7" office:value-type="float" office:value="423.698" calcext:value-type="float">
            <text:p>423.698</text:p>
          </table:table-cell>
          <table:table-cell table:style-name="ce7" office:value-type="float" office:value="427.605" calcext:value-type="float">
            <text:p>427.605</text:p>
          </table:table-cell>
          <table:table-cell table:style-name="ce7" office:value-type="float" office:value="434.582" calcext:value-type="float">
            <text:p>434.582</text:p>
          </table:table-cell>
          <table:table-cell table:style-name="ce7" office:value-type="float" office:value="441.774" calcext:value-type="float">
            <text:p>441.774</text:p>
          </table:table-cell>
          <table:table-cell table:style-name="ce7" office:value-type="float" office:value="444.979" calcext:value-type="float">
            <text:p>444.979</text:p>
          </table:table-cell>
          <table:table-cell table:style-name="ce10" office:value-type="float" office:value="446.988" calcext:value-type="float">
            <text:p>446.988</text:p>
          </table:table-cell>
          <table:table-cell table:formula="of:=[.D48]-[.D47]" office:value-type="float" office:value="0.154999999999973" calcext:value-type="float">
            <text:p>0.154999999999973</text:p>
          </table:table-cell>
          <table:table-cell table:formula="of:=[.E48]-[.D48]" office:value-type="float" office:value="3.90700000000004" calcext:value-type="float">
            <text:p>3.90700000000004</text:p>
          </table:table-cell>
          <table:table-cell table:formula="of:=[.F48]-[.E48]" office:value-type="float" office:value="6.97699999999998" calcext:value-type="float">
            <text:p>6.97699999999998</text:p>
          </table:table-cell>
          <table:table-cell table:formula="of:=[.G48]-[.F48]" office:value-type="float" office:value="7.19200000000001" calcext:value-type="float">
            <text:p>7.19200000000001</text:p>
          </table:table-cell>
          <table:table-cell table:formula="of:=[.H48]-[.G48]" office:value-type="float" office:value="3.20499999999998" calcext:value-type="float">
            <text:p>3.20499999999998</text:p>
          </table:table-cell>
          <table:table-cell table:formula="of:=[.I48]-[.H48]" office:value-type="float" office:value="2.00900000000001" calcext:value-type="float">
            <text:p>2.00900000000001</text:p>
          </table:table-cell>
        </table:table-row>
        <table:table-row table:style-name="ro1">
          <table:table-cell table:style-name="ce2" office:value-type="string" calcext:value-type="string">
            <text:p>Green2</text:p>
          </table:table-cell>
          <table:table-cell table:style-name="ce6" table:number-columns-repeated="2"/>
          <table:table-cell table:style-name="ce6" office:value-type="float" office:value="451.945" calcext:value-type="float">
            <text:p>451.945</text:p>
          </table:table-cell>
          <table:table-cell table:style-name="ce6" table:number-columns-repeated="4"/>
          <table:table-cell table:style-name="ce8" table:formula="of:=[.D49]+6.5565" office:value-type="float" office:value="458.5015" calcext:value-type="float">
            <text:p>458.5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m2-C</text:p>
          </table:table-cell>
          <table:table-cell office:value-type="float" office:value="17.0226199577852" calcext:value-type="float">
            <text:p>17.0226199577852</text:p>
          </table:table-cell>
          <table:table-cell office:value-type="float" office:value="-533.045128155631" calcext:value-type="float">
            <text:p>-533.045128155631</text:p>
          </table:table-cell>
          <table:table-cell office:value-type="float" office:value="446.303" calcext:value-type="float">
            <text:p>446.303</text:p>
          </table:table-cell>
          <table:table-cell office:value-type="float" office:value="450.309" calcext:value-type="float">
            <text:p>450.309</text:p>
          </table:table-cell>
          <table:table-cell office:value-type="float" office:value="457.176" calcext:value-type="float">
            <text:p>457.176</text:p>
          </table:table-cell>
          <table:table-cell office:value-type="float" office:value="464.374" calcext:value-type="float">
            <text:p>464.374</text:p>
          </table:table-cell>
          <table:table-cell office:value-type="float" office:value="467.57" calcext:value-type="float">
            <text:p>467.57</text:p>
          </table:table-cell>
          <table:table-cell office:value-type="float" office:value="469.587" calcext:value-type="float">
            <text:p>469.587</text:p>
          </table:table-cell>
          <table:table-cell table:formula="of:=[.D50]-[.D49]" office:value-type="float" office:value="-5.642" calcext:value-type="float">
            <text:p>-5.642</text:p>
          </table:table-cell>
          <table:table-cell table:formula="of:=[.E50]-[.D50]" office:value-type="float" office:value="4.00600000000003" calcext:value-type="float">
            <text:p>4.00600000000003</text:p>
          </table:table-cell>
          <table:table-cell table:formula="of:=[.F50]-[.E50]" office:value-type="float" office:value="6.86699999999996" calcext:value-type="float">
            <text:p>6.86699999999996</text:p>
          </table:table-cell>
          <table:table-cell table:formula="of:=[.G50]-[.F50]" office:value-type="float" office:value="7.19800000000004" calcext:value-type="float">
            <text:p>7.19800000000004</text:p>
          </table:table-cell>
          <table:table-cell table:formula="of:=[.H50]-[.G50]" office:value-type="float" office:value="3.19599999999997" calcext:value-type="float">
            <text:p>3.19599999999997</text:p>
          </table:table-cell>
          <table:table-cell table:formula="of:=[.I50]-[.H50]" office:value-type="float" office:value="2.017" calcext:value-type="float">
            <text:p>2.017</text:p>
          </table:table-cell>
        </table:table-row>
        <table:table-row table:style-name="ro1">
          <table:table-cell office:value-type="string" calcext:value-type="string">
            <text:p>Wurm2-M</text:p>
          </table:table-cell>
          <table:table-cell office:value-type="float" office:value="4.60475716343113" calcext:value-type="float">
            <text:p>4.60475716343113</text:p>
          </table:table-cell>
          <table:table-cell office:value-type="float" office:value="-522.826027873945" calcext:value-type="float">
            <text:p>-522.826027873945</text:p>
          </table:table-cell>
          <table:table-cell office:value-type="float" office:value="455.545" calcext:value-type="float">
            <text:p>455.545</text:p>
          </table:table-cell>
          <table:table-cell office:value-type="float" office:value="460.737" calcext:value-type="float">
            <text:p>460.737</text:p>
          </table:table-cell>
          <table:table-cell office:value-type="float" office:value="467.611" calcext:value-type="float">
            <text:p>467.611</text:p>
          </table:table-cell>
          <table:table-cell office:value-type="float" office:value="474.817" calcext:value-type="float">
            <text:p>474.817</text:p>
          </table:table-cell>
          <table:table-cell office:value-type="float" office:value="478.022" calcext:value-type="float">
            <text:p>478.022</text:p>
          </table:table-cell>
          <table:table-cell office:value-type="float" office:value="480.088" calcext:value-type="float">
            <text:p>480.088</text:p>
          </table:table-cell>
          <table:table-cell table:formula="of:=[.D51]-[.D50]" office:value-type="float" office:value="9.24200000000002" calcext:value-type="float">
            <text:p>9.24200000000002</text:p>
          </table:table-cell>
          <table:table-cell table:formula="of:=[.E51]-[.D51]" office:value-type="float" office:value="5.19200000000001" calcext:value-type="float">
            <text:p>5.19200000000001</text:p>
          </table:table-cell>
          <table:table-cell table:formula="of:=[.F51]-[.E51]" office:value-type="float" office:value="6.87399999999997" calcext:value-type="float">
            <text:p>6.87399999999997</text:p>
          </table:table-cell>
          <table:table-cell table:formula="of:=[.G51]-[.F51]" office:value-type="float" office:value="7.20600000000002" calcext:value-type="float">
            <text:p>7.20600000000002</text:p>
          </table:table-cell>
          <table:table-cell table:formula="of:=[.H51]-[.G51]" office:value-type="float" office:value="3.20499999999998" calcext:value-type="float">
            <text:p>3.20499999999998</text:p>
          </table:table-cell>
          <table:table-cell table:formula="of:=[.I51]-[.H51]" office:value-type="float" office:value="2.06600000000003" calcext:value-type="float">
            <text:p>2.06600000000003</text:p>
          </table:table-cell>
        </table:table-row>
        <table:table-row table:style-name="ro1">
          <table:table-cell table:style-name="ce4" office:value-type="string" calcext:value-type="string">
            <text:p>Wurm2-F</text:p>
          </table:table-cell>
          <table:table-cell table:style-name="ce7" office:value-type="float" office:value="19.9016182331262" calcext:value-type="float">
            <text:p>19.9016182331262</text:p>
          </table:table-cell>
          <table:table-cell table:style-name="ce7" office:value-type="float" office:value="-506.903843271925" calcext:value-type="float">
            <text:p>-506.903843271925</text:p>
          </table:table-cell>
          <table:table-cell table:style-name="ce7" office:value-type="float" office:value="456.661" calcext:value-type="float">
            <text:p>456.661</text:p>
          </table:table-cell>
          <table:table-cell table:style-name="ce7" office:value-type="float" office:value="460.652" calcext:value-type="float">
            <text:p>460.652</text:p>
          </table:table-cell>
          <table:table-cell table:style-name="ce7" office:value-type="float" office:value="467.533" calcext:value-type="float">
            <text:p>467.533</text:p>
          </table:table-cell>
          <table:table-cell table:style-name="ce7" office:value-type="float" office:value="474.731" calcext:value-type="float">
            <text:p>474.731</text:p>
          </table:table-cell>
          <table:table-cell table:style-name="ce7" office:value-type="float" office:value="477.93" calcext:value-type="float">
            <text:p>477.93</text:p>
          </table:table-cell>
          <table:table-cell table:style-name="ce10" office:value-type="float" office:value="479.987" calcext:value-type="float">
            <text:p>479.987</text:p>
          </table:table-cell>
          <table:table-cell table:formula="of:=[.D52]-[.D51]" office:value-type="float" office:value="1.11599999999999" calcext:value-type="float">
            <text:p>1.11599999999999</text:p>
          </table:table-cell>
          <table:table-cell table:formula="of:=[.E52]-[.D52]" office:value-type="float" office:value="3.99099999999999" calcext:value-type="float">
            <text:p>3.99099999999999</text:p>
          </table:table-cell>
          <table:table-cell table:formula="of:=[.F52]-[.E52]" office:value-type="float" office:value="6.88100000000003" calcext:value-type="float">
            <text:p>6.88100000000003</text:p>
          </table:table-cell>
          <table:table-cell table:formula="of:=[.G52]-[.F52]" office:value-type="float" office:value="7.19799999999998" calcext:value-type="float">
            <text:p>7.19799999999998</text:p>
          </table:table-cell>
          <table:table-cell table:formula="of:=[.H52]-[.G52]" office:value-type="float" office:value="3.19900000000001" calcext:value-type="float">
            <text:p>3.19900000000001</text:p>
          </table:table-cell>
          <table:table-cell table:formula="of:=[.I52]-[.H52]" office:value-type="float" office:value="2.05700000000002" calcext:value-type="float">
            <text:p>2.05700000000002</text:p>
          </table:table-cell>
        </table:table-row>
        <table:table-row table:style-name="ro1">
          <table:table-cell table:style-name="ce2" office:value-type="string" calcext:value-type="string">
            <text:p>Green3</text:p>
          </table:table-cell>
          <table:table-cell table:style-name="ce6" table:number-columns-repeated="2"/>
          <table:table-cell table:style-name="ce6" office:value-type="float" office:value="484.698" calcext:value-type="float">
            <text:p>484.698</text:p>
          </table:table-cell>
          <table:table-cell table:style-name="ce6" table:number-columns-repeated="4"/>
          <table:table-cell table:style-name="ce8" table:formula="of:=[.D53]+6.5565" office:value-type="float" office:value="491.2545" calcext:value-type="float">
            <text:p>491.2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m3-C</text:p>
          </table:table-cell>
          <table:table-cell office:value-type="float" office:value="21.042392577108" calcext:value-type="float">
            <text:p>21.042392577108</text:p>
          </table:table-cell>
          <table:table-cell office:value-type="float" office:value="-541.652929507418" calcext:value-type="float">
            <text:p>-541.652929507418</text:p>
          </table:table-cell>
          <table:table-cell office:value-type="float" office:value="479.339" calcext:value-type="float">
            <text:p>479.339</text:p>
          </table:table-cell>
          <table:table-cell office:value-type="float" office:value="483.338" calcext:value-type="float">
            <text:p>483.338</text:p>
          </table:table-cell>
          <table:table-cell office:value-type="float" office:value="490.212" calcext:value-type="float">
            <text:p>490.212</text:p>
          </table:table-cell>
          <table:table-cell table:number-columns-repeated="2"/>
          <table:table-cell office:value-type="float" office:value="491.787" calcext:value-type="float">
            <text:p>491.787</text:p>
          </table:table-cell>
          <table:table-cell table:formula="of:=[.D54]-[.D53]" office:value-type="float" office:value="-5.35899999999998" calcext:value-type="float">
            <text:p>-5.35899999999998</text:p>
          </table:table-cell>
          <table:table-cell table:formula="of:=[.E54]-[.D54]" office:value-type="float" office:value="3.99900000000002" calcext:value-type="float">
            <text:p>3.99900000000002</text:p>
          </table:table-cell>
          <table:table-cell table:formula="of:=[.F54]-[.E54]" office:value-type="float" office:value="6.87399999999997" calcext:value-type="float">
            <text:p>6.87399999999997</text:p>
          </table:table-cell>
          <table:table-cell table:formula="of:=[.G54]-[.F54]" office:value-type="float" office:value="-490.212" calcext:value-type="float">
            <text:p>-490.212</text:p>
          </table:table-cell>
          <table:table-cell table:formula="of:=[.H54]-[.G54]" office:value-type="float" office:value="0" calcext:value-type="float">
            <text:p>0</text:p>
          </table:table-cell>
          <table:table-cell table:formula="of:=[.I54]-[.H54]" office:value-type="float" office:value="491.787" calcext:value-type="float">
            <text:p>491.787</text:p>
          </table:table-cell>
        </table:table-row>
        <table:table-row table:style-name="ro1">
          <table:table-cell office:value-type="string" calcext:value-type="string">
            <text:p>Wurm3-M</text:p>
          </table:table-cell>
          <table:table-cell office:value-type="float" office:value="10.6831021511248" calcext:value-type="float">
            <text:p>10.6831021511248</text:p>
          </table:table-cell>
          <table:table-cell office:value-type="float" office:value="-514.330088061753" calcext:value-type="float">
            <text:p>-514.330088061753</text:p>
          </table:table-cell>
          <table:table-cell office:value-type="float" office:value="488.94" calcext:value-type="float">
            <text:p>488.94</text:p>
          </table:table-cell>
          <table:table-cell office:value-type="float" office:value="492.937" calcext:value-type="float">
            <text:p>492.937</text:p>
          </table:table-cell>
          <table:table-cell table:number-columns-repeated="4"/>
          <table:table-cell table:formula="of:=[.D55]-[.D54]" office:value-type="float" office:value="9.601" calcext:value-type="float">
            <text:p>9.601</text:p>
          </table:table-cell>
          <table:table-cell table:formula="of:=[.E55]-[.D55]" office:value-type="float" office:value="3.99700000000001" calcext:value-type="float">
            <text:p>3.99700000000001</text:p>
          </table:table-cell>
          <table:table-cell table:formula="of:=[.F55]-[.E55]" office:value-type="float" office:value="-492.937" calcext:value-type="float">
            <text:p>-492.937</text:p>
          </table:table-cell>
          <table:table-cell table:formula="of:=[.G55]-[.F55]" office:value-type="float" office:value="0" calcext:value-type="float">
            <text:p>0</text:p>
          </table:table-cell>
          <table:table-cell table:formula="of:=[.H55]-[.G55]" office:value-type="float" office:value="0" calcext:value-type="float">
            <text:p>0</text:p>
          </table:table-cell>
          <table:table-cell table:formula="of:=[.I55]-[.H55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Wurm3-F</text:p>
          </table:table-cell>
          <table:table-cell table:style-name="ce7" office:value-type="float" office:value="22.0174396305826" calcext:value-type="float">
            <text:p>22.0174396305826</text:p>
          </table:table-cell>
          <table:table-cell table:style-name="ce7" office:value-type="float" office:value="-500.585749083696" calcext:value-type="float">
            <text:p>-500.585749083696</text:p>
          </table:table-cell>
          <table:table-cell table:style-name="ce7" office:value-type="float" office:value="489.583" calcext:value-type="float">
            <text:p>489.583</text:p>
          </table:table-cell>
          <table:table-cell table:style-name="ce7" office:value-type="float" office:value="493.571" calcext:value-type="float">
            <text:p>493.571</text:p>
          </table:table-cell>
          <table:table-cell table:style-name="ce7" table:number-columns-repeated="3"/>
          <table:table-cell table:style-name="ce10"/>
          <table:table-cell table:formula="of:=[.D56]-[.D55]" office:value-type="float" office:value="0.643000000000029" calcext:value-type="float">
            <text:p>0.643000000000029</text:p>
          </table:table-cell>
          <table:table-cell table:formula="of:=[.E56]-[.D56]" office:value-type="float" office:value="3.988" calcext:value-type="float">
            <text:p>3.988</text:p>
          </table:table-cell>
          <table:table-cell table:formula="of:=[.F56]-[.E56]" office:value-type="float" office:value="-493.571" calcext:value-type="float">
            <text:p>-493.571</text:p>
          </table:table-cell>
          <table:table-cell table:formula="of:=[.G56]-[.F56]" office:value-type="float" office:value="0" calcext:value-type="float">
            <text:p>0</text:p>
          </table:table-cell>
          <table:table-cell table:formula="of:=[.H56]-[.G56]" office:value-type="float" office:value="0" calcext:value-type="float">
            <text:p>0</text:p>
          </table:table-cell>
          <table:table-cell table:formula="of:=[.I56]-[.H56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20905-223437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Spawn</text:p>
          </table:table-cell>
          <table:table-cell table:style-name="ce5" office:value-type="string" calcext:value-type="string">
            <text:p>GS 1</text:p>
          </table:table-cell>
          <table:table-cell table:style-name="ce5" office:value-type="string" calcext:value-type="string">
            <text:p>Thr 1</text:p>
          </table:table-cell>
          <table:table-cell table:style-name="ce5" office:value-type="string" calcext:value-type="string">
            <text:p>Thr 2</text:p>
          </table:table-cell>
          <table:table-cell table:style-name="ce5" office:value-type="string" calcext:value-type="string">
            <text:p>GS 2</text:p>
          </table:table-cell>
          <table:table-cell table:style-name="ce5" office:value-type="string" calcext:value-type="string">
            <text:p>Deat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ordremoth</text:p>
          </table:table-cell>
          <table:table-cell table:style-name="ce6" table:number-columns-repeated="7"/>
          <table:table-cell table:style-name="ce8" office:value-type="float" office:value="395.821" calcext:value-type="float">
            <text:p>395.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1</text:p>
          </table:table-cell>
          <table:table-cell table:number-columns-repeated="2"/>
          <table:table-cell office:value-type="float" office:value="404.516" calcext:value-type="float">
            <text:p>404.516</text:p>
          </table:table-cell>
          <table:table-cell table:number-columns-repeated="4"/>
          <table:table-cell table:formula="of:=[.D59]+6.5565" office:value-type="float" office:value="411.0725" calcext:value-type="float">
            <text:p>411.0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m1-C</text:p>
          </table:table-cell>
          <table:table-cell office:value-type="float" office:value="25.300772159583" calcext:value-type="float">
            <text:p>25.300772159583</text:p>
          </table:table-cell>
          <table:table-cell office:value-type="float" office:value="-523.923586681263" calcext:value-type="float">
            <text:p>-523.923586681263</text:p>
          </table:table-cell>
          <table:table-cell office:value-type="float" office:value="408.62" calcext:value-type="float">
            <text:p>408.62</text:p>
          </table:table-cell>
          <table:table-cell office:value-type="float" office:value="412.625" calcext:value-type="float">
            <text:p>412.625</text:p>
          </table:table-cell>
          <table:table-cell office:value-type="float" office:value="419.511" calcext:value-type="float">
            <text:p>419.511</text:p>
          </table:table-cell>
          <table:table-cell office:value-type="float" office:value="426.711" calcext:value-type="float">
            <text:p>426.711</text:p>
          </table:table-cell>
          <table:table-cell office:value-type="float" office:value="429.898" calcext:value-type="float">
            <text:p>429.898</text:p>
          </table:table-cell>
          <table:table-cell office:value-type="float" office:value="431.975" calcext:value-type="float">
            <text:p>431.975</text:p>
          </table:table-cell>
          <table:table-cell table:formula="of:=[.D60]-[.D59]" office:value-type="float" office:value="4.10399999999999" calcext:value-type="float">
            <text:p>4.10399999999999</text:p>
          </table:table-cell>
          <table:table-cell table:formula="of:=[.E60]-[.D60]" office:value-type="float" office:value="4.005" calcext:value-type="float">
            <text:p>4.005</text:p>
          </table:table-cell>
          <table:table-cell table:formula="of:=[.F60]-[.E60]" office:value-type="float" office:value="6.88600000000002" calcext:value-type="float">
            <text:p>6.88600000000002</text:p>
          </table:table-cell>
          <table:table-cell table:formula="of:=[.G60]-[.F60]" office:value-type="float" office:value="7.19999999999999" calcext:value-type="float">
            <text:p>7.19999999999999</text:p>
          </table:table-cell>
          <table:table-cell table:formula="of:=[.H60]-[.G60]" office:value-type="float" office:value="3.18700000000001" calcext:value-type="float">
            <text:p>3.18700000000001</text:p>
          </table:table-cell>
          <table:table-cell table:formula="of:=[.I60]-[.H60]" office:value-type="float" office:value="2.077" calcext:value-type="float">
            <text:p>2.077</text:p>
          </table:table-cell>
        </table:table-row>
        <table:table-row table:style-name="ro1">
          <table:table-cell office:value-type="string" calcext:value-type="string">
            <text:p>Wurm1-F</text:p>
          </table:table-cell>
          <table:table-cell office:value-type="float" office:value="30.9285676185735" calcext:value-type="float">
            <text:p>30.9285676185735</text:p>
          </table:table-cell>
          <table:table-cell office:value-type="float" office:value="-512.148711839696" calcext:value-type="float">
            <text:p>-512.148711839696</text:p>
          </table:table-cell>
          <table:table-cell office:value-type="float" office:value="408.951" calcext:value-type="float">
            <text:p>408.951</text:p>
          </table:table-cell>
          <table:table-cell office:value-type="float" office:value="412.953" calcext:value-type="float">
            <text:p>412.953</text:p>
          </table:table-cell>
          <table:table-cell office:value-type="float" office:value="419.827" calcext:value-type="float">
            <text:p>419.827</text:p>
          </table:table-cell>
          <table:table-cell office:value-type="float" office:value="427.021" calcext:value-type="float">
            <text:p>427.021</text:p>
          </table:table-cell>
          <table:table-cell office:value-type="float" office:value="430.232" calcext:value-type="float">
            <text:p>430.232</text:p>
          </table:table-cell>
          <table:table-cell office:value-type="float" office:value="432.279" calcext:value-type="float">
            <text:p>432.279</text:p>
          </table:table-cell>
          <table:table-cell table:formula="of:=[.D61]-[.D60]" office:value-type="float" office:value="0.331000000000017" calcext:value-type="float">
            <text:p>0.331000000000017</text:p>
          </table:table-cell>
          <table:table-cell table:formula="of:=[.E61]-[.D61]" office:value-type="float" office:value="4.00199999999995" calcext:value-type="float">
            <text:p>4.00199999999995</text:p>
          </table:table-cell>
          <table:table-cell table:formula="of:=[.F61]-[.E61]" office:value-type="float" office:value="6.87400000000002" calcext:value-type="float">
            <text:p>6.87400000000002</text:p>
          </table:table-cell>
          <table:table-cell table:formula="of:=[.G61]-[.F61]" office:value-type="float" office:value="7.19400000000002" calcext:value-type="float">
            <text:p>7.19400000000002</text:p>
          </table:table-cell>
          <table:table-cell table:formula="of:=[.H61]-[.G61]" office:value-type="float" office:value="3.21100000000001" calcext:value-type="float">
            <text:p>3.21100000000001</text:p>
          </table:table-cell>
          <table:table-cell table:formula="of:=[.I61]-[.H61]" office:value-type="float" office:value="2.04699999999997" calcext:value-type="float">
            <text:p>2.04699999999997</text:p>
          </table:table-cell>
        </table:table-row>
        <table:table-row table:style-name="ro1">
          <table:table-cell table:style-name="ce4" office:value-type="string" calcext:value-type="string">
            <text:p>Wurm1-M</text:p>
          </table:table-cell>
          <table:table-cell table:style-name="ce7" office:value-type="float" office:value="-6.69980594410479" calcext:value-type="float">
            <text:p>-6.69980594410479</text:p>
          </table:table-cell>
          <table:table-cell table:style-name="ce7" office:value-type="float" office:value="-514.779998018801" calcext:value-type="float">
            <text:p>-514.779998018801</text:p>
          </table:table-cell>
          <table:table-cell table:style-name="ce7" office:value-type="float" office:value="409.349" calcext:value-type="float">
            <text:p>409.349</text:p>
          </table:table-cell>
          <table:table-cell table:style-name="ce7" office:value-type="float" office:value="413.35" calcext:value-type="float">
            <text:p>413.35</text:p>
          </table:table-cell>
          <table:table-cell table:style-name="ce7" office:value-type="float" office:value="420.218" calcext:value-type="float">
            <text:p>420.218</text:p>
          </table:table-cell>
          <table:table-cell table:style-name="ce7" office:value-type="float" office:value="427.429" calcext:value-type="float">
            <text:p>427.429</text:p>
          </table:table-cell>
          <table:table-cell table:style-name="ce7" office:value-type="float" office:value="430.631" calcext:value-type="float">
            <text:p>430.631</text:p>
          </table:table-cell>
          <table:table-cell table:style-name="ce10" office:value-type="float" office:value="432.675" calcext:value-type="float">
            <text:p>432.675</text:p>
          </table:table-cell>
          <table:table-cell table:formula="of:=[.D62]-[.D61]" office:value-type="float" office:value="0.397999999999968" calcext:value-type="float">
            <text:p>0.397999999999968</text:p>
          </table:table-cell>
          <table:table-cell table:formula="of:=[.E62]-[.D62]" office:value-type="float" office:value="4.00100000000003" calcext:value-type="float">
            <text:p>4.00100000000003</text:p>
          </table:table-cell>
          <table:table-cell table:formula="of:=[.F62]-[.E62]" office:value-type="float" office:value="6.868" calcext:value-type="float">
            <text:p>6.868</text:p>
          </table:table-cell>
          <table:table-cell table:formula="of:=[.G62]-[.F62]" office:value-type="float" office:value="7.21099999999996" calcext:value-type="float">
            <text:p>7.21099999999996</text:p>
          </table:table-cell>
          <table:table-cell table:formula="of:=[.H62]-[.G62]" office:value-type="float" office:value="3.202" calcext:value-type="float">
            <text:p>3.202</text:p>
          </table:table-cell>
          <table:table-cell table:formula="of:=[.I62]-[.H62]" office:value-type="float" office:value="2.04400000000004" calcext:value-type="float">
            <text:p>2.04400000000004</text:p>
          </table:table-cell>
        </table:table-row>
        <table:table-row table:style-name="ro1">
          <table:table-cell table:style-name="ce2" office:value-type="string" calcext:value-type="string">
            <text:p>Green2</text:p>
          </table:table-cell>
          <table:table-cell table:style-name="ce6" table:number-columns-repeated="2"/>
          <table:table-cell table:style-name="ce6" office:value-type="float" office:value="437.266" calcext:value-type="float">
            <text:p>437.266</text:p>
          </table:table-cell>
          <table:table-cell table:style-name="ce6" table:number-columns-repeated="4"/>
          <table:table-cell table:style-name="ce8" table:formula="of:=[.D63]+6.5565" office:value-type="float" office:value="443.8225" calcext:value-type="float">
            <text:p>443.8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m2-C</text:p>
          </table:table-cell>
          <table:table-cell office:value-type="float" office:value="31.390364769203" calcext:value-type="float">
            <text:p>31.390364769203</text:p>
          </table:table-cell>
          <table:table-cell office:value-type="float" office:value="-531.416582635045" calcext:value-type="float">
            <text:p>-531.416582635045</text:p>
          </table:table-cell>
          <table:table-cell office:value-type="float" office:value="441.307" calcext:value-type="float">
            <text:p>441.307</text:p>
          </table:table-cell>
          <table:table-cell office:value-type="float" office:value="445.313" calcext:value-type="float">
            <text:p>445.313</text:p>
          </table:table-cell>
          <table:table-cell office:value-type="float" office:value="452.177" calcext:value-type="float">
            <text:p>452.177</text:p>
          </table:table-cell>
          <table:table-cell office:value-type="float" office:value="459.381" calcext:value-type="float">
            <text:p>459.381</text:p>
          </table:table-cell>
          <table:table-cell office:value-type="float" office:value="462.578" calcext:value-type="float">
            <text:p>462.578</text:p>
          </table:table-cell>
          <table:table-cell office:value-type="float" office:value="464.682" calcext:value-type="float">
            <text:p>464.682</text:p>
          </table:table-cell>
          <table:table-cell table:formula="of:=[.D64]-[.D63]" office:value-type="float" office:value="4.041" calcext:value-type="float">
            <text:p>4.041</text:p>
          </table:table-cell>
          <table:table-cell table:formula="of:=[.E64]-[.D64]" office:value-type="float" office:value="4.00599999999997" calcext:value-type="float">
            <text:p>4.00599999999997</text:p>
          </table:table-cell>
          <table:table-cell table:formula="of:=[.F64]-[.E64]" office:value-type="float" office:value="6.86400000000003" calcext:value-type="float">
            <text:p>6.86400000000003</text:p>
          </table:table-cell>
          <table:table-cell table:formula="of:=[.G64]-[.F64]" office:value-type="float" office:value="7.20399999999995" calcext:value-type="float">
            <text:p>7.20399999999995</text:p>
          </table:table-cell>
          <table:table-cell table:formula="of:=[.H64]-[.G64]" office:value-type="float" office:value="3.197" calcext:value-type="float">
            <text:p>3.197</text:p>
          </table:table-cell>
          <table:table-cell table:formula="of:=[.I64]-[.H64]" office:value-type="float" office:value="2.10400000000004" calcext:value-type="float">
            <text:p>2.10400000000004</text:p>
          </table:table-cell>
        </table:table-row>
        <table:table-row table:style-name="ro1">
          <table:table-cell office:value-type="string" calcext:value-type="string">
            <text:p>Wurm2-F</text:p>
          </table:table-cell>
          <table:table-cell office:value-type="float" office:value="18.4247919106124" calcext:value-type="float">
            <text:p>18.4247919106124</text:p>
          </table:table-cell>
          <table:table-cell office:value-type="float" office:value="-500.125044132476" calcext:value-type="float">
            <text:p>-500.125044132476</text:p>
          </table:table-cell>
          <table:table-cell office:value-type="float" office:value="441.419" calcext:value-type="float">
            <text:p>441.419</text:p>
          </table:table-cell>
          <table:table-cell office:value-type="float" office:value="445.43" calcext:value-type="float">
            <text:p>445.43</text:p>
          </table:table-cell>
          <table:table-cell office:value-type="float" office:value="452.308" calcext:value-type="float">
            <text:p>452.308</text:p>
          </table:table-cell>
          <table:table-cell office:value-type="float" office:value="459.5" calcext:value-type="float">
            <text:p>459.5</text:p>
          </table:table-cell>
          <table:table-cell office:value-type="float" office:value="462.71" calcext:value-type="float">
            <text:p>462.71</text:p>
          </table:table-cell>
          <table:table-cell office:value-type="float" office:value="464.781" calcext:value-type="float">
            <text:p>464.781</text:p>
          </table:table-cell>
          <table:table-cell table:formula="of:=[.D65]-[.D64]" office:value-type="float" office:value="0.111999999999966" calcext:value-type="float">
            <text:p>0.111999999999966</text:p>
          </table:table-cell>
          <table:table-cell table:formula="of:=[.E65]-[.D65]" office:value-type="float" office:value="4.01100000000002" calcext:value-type="float">
            <text:p>4.01100000000002</text:p>
          </table:table-cell>
          <table:table-cell table:formula="of:=[.F65]-[.E65]" office:value-type="float" office:value="6.87799999999999" calcext:value-type="float">
            <text:p>6.87799999999999</text:p>
          </table:table-cell>
          <table:table-cell table:formula="of:=[.G65]-[.F65]" office:value-type="float" office:value="7.19200000000001" calcext:value-type="float">
            <text:p>7.19200000000001</text:p>
          </table:table-cell>
          <table:table-cell table:formula="of:=[.H65]-[.G65]" office:value-type="float" office:value="3.20999999999998" calcext:value-type="float">
            <text:p>3.20999999999998</text:p>
          </table:table-cell>
          <table:table-cell table:formula="of:=[.I65]-[.H65]" office:value-type="float" office:value="2.07100000000003" calcext:value-type="float">
            <text:p>2.07100000000003</text:p>
          </table:table-cell>
        </table:table-row>
        <table:table-row table:style-name="ro1">
          <table:table-cell table:style-name="ce4" office:value-type="string" calcext:value-type="string">
            <text:p>Wurm2-M</text:p>
          </table:table-cell>
          <table:table-cell table:style-name="ce7" office:value-type="float" office:value="-9.14891757958451" calcext:value-type="float">
            <text:p>-9.14891757958451</text:p>
          </table:table-cell>
          <table:table-cell table:style-name="ce7" office:value-type="float" office:value="-520.97485147358" calcext:value-type="float">
            <text:p>-520.97485147358</text:p>
          </table:table-cell>
          <table:table-cell table:style-name="ce7" office:value-type="float" office:value="442.142" calcext:value-type="float">
            <text:p>442.142</text:p>
          </table:table-cell>
          <table:table-cell table:style-name="ce7" office:value-type="float" office:value="446.135" calcext:value-type="float">
            <text:p>446.135</text:p>
          </table:table-cell>
          <table:table-cell table:style-name="ce7" office:value-type="float" office:value="453.015" calcext:value-type="float">
            <text:p>453.015</text:p>
          </table:table-cell>
          <table:table-cell table:style-name="ce7" office:value-type="float" office:value="460.231" calcext:value-type="float">
            <text:p>460.231</text:p>
          </table:table-cell>
          <table:table-cell table:style-name="ce7" office:value-type="float" office:value="463.42" calcext:value-type="float">
            <text:p>463.42</text:p>
          </table:table-cell>
          <table:table-cell table:style-name="ce10" office:value-type="float" office:value="465.48" calcext:value-type="float">
            <text:p>465.48</text:p>
          </table:table-cell>
          <table:table-cell table:formula="of:=[.D66]-[.D65]" office:value-type="float" office:value="0.723000000000013" calcext:value-type="float">
            <text:p>0.723000000000013</text:p>
          </table:table-cell>
          <table:table-cell table:formula="of:=[.E66]-[.D66]" office:value-type="float" office:value="3.993" calcext:value-type="float">
            <text:p>3.993</text:p>
          </table:table-cell>
          <table:table-cell table:formula="of:=[.F66]-[.E66]" office:value-type="float" office:value="6.88" calcext:value-type="float">
            <text:p>6.88</text:p>
          </table:table-cell>
          <table:table-cell table:formula="of:=[.G66]-[.F66]" office:value-type="float" office:value="7.21600000000001" calcext:value-type="float">
            <text:p>7.21600000000001</text:p>
          </table:table-cell>
          <table:table-cell table:formula="of:=[.H66]-[.G66]" office:value-type="float" office:value="3.18900000000002" calcext:value-type="float">
            <text:p>3.18900000000002</text:p>
          </table:table-cell>
          <table:table-cell table:formula="of:=[.I66]-[.H66]" office:value-type="float" office:value="2.06" calcext:value-type="float">
            <text:p>2.06</text:p>
          </table:table-cell>
        </table:table-row>
        <table:table-row table:style-name="ro1">
          <table:table-cell table:style-name="ce2" office:value-type="string" calcext:value-type="string">
            <text:p>Green3</text:p>
          </table:table-cell>
          <table:table-cell table:style-name="ce6" table:number-columns-repeated="2"/>
          <table:table-cell table:style-name="ce6" office:value-type="float" office:value="470.017" calcext:value-type="float">
            <text:p>470.017</text:p>
          </table:table-cell>
          <table:table-cell table:style-name="ce6" table:number-columns-repeated="4"/>
          <table:table-cell table:style-name="ce8" table:formula="of:=[.D67]+6.5565" office:value-type="float" office:value="476.5735" calcext:value-type="float">
            <text:p>476.5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m3-F</text:p>
          </table:table-cell>
          <table:table-cell office:value-type="float" office:value="26.1477542602127" calcext:value-type="float">
            <text:p>26.1477542602127</text:p>
          </table:table-cell>
          <table:table-cell office:value-type="float" office:value="-501.883104183124" calcext:value-type="float">
            <text:p>-501.883104183124</text:p>
          </table:table-cell>
          <table:table-cell office:value-type="float" office:value="474.269" calcext:value-type="float">
            <text:p>474.269</text:p>
          </table:table-cell>
          <table:table-cell office:value-type="float" office:value="478.263" calcext:value-type="float">
            <text:p>478.263</text:p>
          </table:table-cell>
          <table:table-cell office:value-type="float" office:value="485.147" calcext:value-type="float">
            <text:p>485.147</text:p>
          </table:table-cell>
          <table:table-cell table:number-columns-repeated="3"/>
          <table:table-cell table:formula="of:=[.D68]-[.D67]" office:value-type="float" office:value="4.25200000000001" calcext:value-type="float">
            <text:p>4.25200000000001</text:p>
          </table:table-cell>
          <table:table-cell table:formula="of:=[.E68]-[.D68]" office:value-type="float" office:value="3.99399999999997" calcext:value-type="float">
            <text:p>3.99399999999997</text:p>
          </table:table-cell>
          <table:table-cell table:formula="of:=[.F68]-[.E68]" office:value-type="float" office:value="6.88400000000001" calcext:value-type="float">
            <text:p>6.88400000000001</text:p>
          </table:table-cell>
          <table:table-cell table:formula="of:=[.G68]-[.F68]" office:value-type="float" office:value="-485.147" calcext:value-type="float">
            <text:p>-485.147</text:p>
          </table:table-cell>
          <table:table-cell table:formula="of:=[.H68]-[.G68]" office:value-type="float" office:value="0" calcext:value-type="float">
            <text:p>0</text:p>
          </table:table-cell>
          <table:table-cell table:formula="of:=[.I68]-[.H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urm3-M</text:p>
          </table:table-cell>
          <table:table-cell office:value-type="float" office:value="5.65345376313497" calcext:value-type="float">
            <text:p>5.65345376313497</text:p>
          </table:table-cell>
          <table:table-cell office:value-type="float" office:value="-514.309183873041" calcext:value-type="float">
            <text:p>-514.309183873041</text:p>
          </table:table-cell>
          <table:table-cell office:value-type="float" office:value="474.587" calcext:value-type="float">
            <text:p>474.587</text:p>
          </table:table-cell>
          <table:table-cell office:value-type="float" office:value="478.587" calcext:value-type="float">
            <text:p>478.587</text:p>
          </table:table-cell>
          <table:table-cell office:value-type="float" office:value="485.46" calcext:value-type="float">
            <text:p>485.46</text:p>
          </table:table-cell>
          <table:table-cell table:number-columns-repeated="3"/>
          <table:table-cell table:formula="of:=[.D69]-[.D68]" office:value-type="float" office:value="0.317999999999984" calcext:value-type="float">
            <text:p>0.317999999999984</text:p>
          </table:table-cell>
          <table:table-cell table:formula="of:=[.E69]-[.D69]" office:value-type="float" office:value="4" calcext:value-type="float">
            <text:p>4</text:p>
          </table:table-cell>
          <table:table-cell table:formula="of:=[.F69]-[.E69]" office:value-type="float" office:value="6.87299999999999" calcext:value-type="float">
            <text:p>6.87299999999999</text:p>
          </table:table-cell>
          <table:table-cell table:formula="of:=[.G69]-[.F69]" office:value-type="float" office:value="-485.46" calcext:value-type="float">
            <text:p>-485.46</text:p>
          </table:table-cell>
          <table:table-cell table:formula="of:=[.H69]-[.G69]" office:value-type="float" office:value="0" calcext:value-type="float">
            <text:p>0</text:p>
          </table:table-cell>
          <table:table-cell table:formula="of:=[.I69]-[.H69]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Wurm3-C</text:p>
          </table:table-cell>
          <table:table-cell table:style-name="ce7" office:value-type="float" office:value="24.4986263687418" calcext:value-type="float">
            <text:p>24.4986263687418</text:p>
          </table:table-cell>
          <table:table-cell table:style-name="ce7" office:value-type="float" office:value="-543.560011277594" calcext:value-type="float">
            <text:p>-543.560011277594</text:p>
          </table:table-cell>
          <table:table-cell table:style-name="ce7" office:value-type="float" office:value="474.716" calcext:value-type="float">
            <text:p>474.716</text:p>
          </table:table-cell>
          <table:table-cell table:style-name="ce7" office:value-type="float" office:value="478.704" calcext:value-type="float">
            <text:p>478.704</text:p>
          </table:table-cell>
          <table:table-cell table:style-name="ce7" office:value-type="float" office:value="485.578" calcext:value-type="float">
            <text:p>485.578</text:p>
          </table:table-cell>
          <table:table-cell table:style-name="ce7" table:number-columns-repeated="2"/>
          <table:table-cell table:style-name="ce10"/>
          <table:table-cell table:formula="of:=[.D70]-[.D69]" office:value-type="float" office:value="0.129000000000019" calcext:value-type="float">
            <text:p>0.129000000000019</text:p>
          </table:table-cell>
          <table:table-cell table:formula="of:=[.E70]-[.D70]" office:value-type="float" office:value="3.988" calcext:value-type="float">
            <text:p>3.988</text:p>
          </table:table-cell>
          <table:table-cell table:formula="of:=[.F70]-[.E70]" office:value-type="float" office:value="6.87399999999997" calcext:value-type="float">
            <text:p>6.87399999999997</text:p>
          </table:table-cell>
          <table:table-cell table:formula="of:=[.G70]-[.F70]" office:value-type="float" office:value="-485.578" calcext:value-type="float">
            <text:p>-485.578</text:p>
          </table:table-cell>
          <table:table-cell table:formula="of:=[.H70]-[.G70]" office:value-type="float" office:value="0" calcext:value-type="float">
            <text:p>0</text:p>
          </table:table-cell>
          <table:table-cell table:formula="of:=[.I70]-[.H70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20904-222519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Spawn</text:p>
          </table:table-cell>
          <table:table-cell table:style-name="ce5" office:value-type="string" calcext:value-type="string">
            <text:p>GS 1</text:p>
          </table:table-cell>
          <table:table-cell table:style-name="ce5" office:value-type="string" calcext:value-type="string">
            <text:p>Thr 1</text:p>
          </table:table-cell>
          <table:table-cell table:style-name="ce5" office:value-type="string" calcext:value-type="string">
            <text:p>Thr 2</text:p>
          </table:table-cell>
          <table:table-cell table:style-name="ce5" office:value-type="string" calcext:value-type="string">
            <text:p>GS 2</text:p>
          </table:table-cell>
          <table:table-cell table:style-name="ce5" office:value-type="string" calcext:value-type="string">
            <text:p>Deat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ordremoth</text:p>
          </table:table-cell>
          <table:table-cell table:style-name="ce6" table:number-columns-repeated="7"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Green1</text:p>
          </table:table-cell>
          <table:table-cell table:number-columns-repeated="7"/>
          <table:table-cell table:formula="of:=[.D73]+6.5565" office:value-type="float" office:value="6.5565" calcext:value-type="float">
            <text:p>6.5565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"/>
          <table:table-cell table:style-name="ce7" table:number-columns-repeated="7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Green2</text:p>
          </table:table-cell>
          <table:table-cell table:style-name="ce6" table:number-columns-repeated="7"/>
          <table:table-cell table:style-name="ce8" table:formula="of:=[.D77]+6.5565" office:value-type="float" office:value="6.5565" calcext:value-type="float">
            <text:p>6.5565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"/>
          <table:table-cell table:style-name="ce7" table:number-columns-repeated="7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Green3</text:p>
          </table:table-cell>
          <table:table-cell table:style-name="ce6" table:number-columns-repeated="7"/>
          <table:table-cell table:style-name="ce8" table:formula="of:=[.D81]+6.5565" office:value-type="float" office:value="6.5565" calcext:value-type="float">
            <text:p>6.5565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"/>
          <table:table-cell table:style-name="ce7" table:number-columns-repeated="7"/>
          <table:table-cell table:style-name="ce10"/>
          <table:table-cell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Spawn</text:p>
          </table:table-cell>
          <table:table-cell table:style-name="ce5" office:value-type="string" calcext:value-type="string">
            <text:p>GS 1</text:p>
          </table:table-cell>
          <table:table-cell table:style-name="ce5" office:value-type="string" calcext:value-type="string">
            <text:p>Thr 1</text:p>
          </table:table-cell>
          <table:table-cell table:style-name="ce5" office:value-type="string" calcext:value-type="string">
            <text:p>Thr 2</text:p>
          </table:table-cell>
          <table:table-cell table:style-name="ce5" office:value-type="string" calcext:value-type="string">
            <text:p>GS 2</text:p>
          </table:table-cell>
          <table:table-cell table:style-name="ce5" office:value-type="string" calcext:value-type="string">
            <text:p>Deat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ordremoth</text:p>
          </table:table-cell>
          <table:table-cell table:style-name="ce6" table:number-columns-repeated="7"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Green1</text:p>
          </table:table-cell>
          <table:table-cell table:number-columns-repeated="7"/>
          <table:table-cell table:formula="of:=[.D87]+6.5565" office:value-type="float" office:value="6.5565" calcext:value-type="float">
            <text:p>6.5565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"/>
          <table:table-cell table:style-name="ce7" table:number-columns-repeated="7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Green2</text:p>
          </table:table-cell>
          <table:table-cell table:style-name="ce6" table:number-columns-repeated="7"/>
          <table:table-cell table:style-name="ce8" table:formula="of:=[.D91]+6.5565" office:value-type="float" office:value="6.5565" calcext:value-type="float">
            <text:p>6.5565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"/>
          <table:table-cell table:style-name="ce7" table:number-columns-repeated="7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Green3</text:p>
          </table:table-cell>
          <table:table-cell table:style-name="ce6" table:number-columns-repeated="7"/>
          <table:table-cell table:style-name="ce8" table:formula="of:=[.D95]+6.5565" office:value-type="float" office:value="6.5565" calcext:value-type="float">
            <text:p>6.5565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"/>
          <table:table-cell table:style-name="ce7" table:number-columns-repeated="7"/>
          <table:table-cell table:style-name="ce10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04:51:51.565000000</meta:creation-date>
    <dc:date>2023-05-25T12:04:43.271000000</dc:date>
    <meta:editing-duration>PT1H52M31S</meta:editing-duration>
    <meta:editing-cycles>171</meta:editing-cycles>
    <meta:generator>LibreOffice/7.4.3.2$Windows_X86_64 LibreOffice_project/1048a8393ae2eeec98dff31b5c133c5f1d08b890</meta:generator>
    <meta:document-statistic meta:table-count="1" meta:cell-count="742" meta:object-count="0"/>
  </office:meta>
</office:document-meta>
</file>